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9.898cm"/>
    </style:style>
    <style:style style:name="gr4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546cm" fo:min-width="1.29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53cm" fo:min-width="6.76cm"/>
    </style:style>
    <style:style style:name="gr1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44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0.121cm"/>
    </style:style>
    <style:style style:name="gr1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5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44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1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4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14.7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9.44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10.161cm"/>
    </style:style>
    <style:style style:name="gr28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14.787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22.788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opacity="30%" draw:textarea-horizontal-align="justify" draw:textarea-vertical-align="middle" draw:auto-grow-height="false" fo:min-height="14.883cm" fo:min-width="14.66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91cm" fo:min-width="4.58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83cm" fo:min-width="4.5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83cm" fo:min-width="2.04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47cm" fo:min-width="12.2cm" fo:padding-top="0.165cm" fo:padding-bottom="0.165cm" fo:padding-left="0.29cm" fo:padding-right="0.29cm"/>
    </style:style>
    <style:style style:name="gr36" style:family="graphic" style:parent-style-name="standard">
      <style:graphic-properties svg:stroke-width="0.053cm" svg:stroke-color="#000000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0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87cm" fo:min-width="14.179cm"/>
    </style:style>
    <style:style style:name="gr4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4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5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4cm" fo:padding-top="0.165cm" fo:padding-bottom="0.165cm" fo:padding-left="0.29cm" fo:padding-right="0.29cm"/>
    </style:style>
    <style:style style:name="gr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1cm" fo:min-width="0cm"/>
    </style:style>
    <style:style style:name="gr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7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7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4cm" fo:padding-top="0.165cm" fo:padding-bottom="0.165cm" fo:padding-left="0.29cm" fo:padding-right="0.29cm"/>
    </style:style>
    <style:style style:name="gr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73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41cm" fo:min-width="0cm"/>
    </style:style>
    <style:style style:name="gr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0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0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0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0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0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0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0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0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1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1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85cm"/>
    </style:style>
    <style:style style:name="gr1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2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2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3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3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4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5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6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6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7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7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7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8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8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9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9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1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1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1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2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2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2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2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2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2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2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2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2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3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3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3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3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3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3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3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4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4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6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6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P1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4" style:family="paragraph">
      <style:paragraph-properties fo:text-align="center"/>
      <style:text-properties style:font-name="DejaVu Sans" fo:font-size="16pt" style:font-size-asian="16pt" style:font-size-complex="16pt"/>
    </style:style>
    <style:style style:name="P5" style:family="paragraph"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style:font-name="DejaVu Sans" fo:font-size="16pt" fo:font-weight="bold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style:font-name="DejaVu Sans"/>
    </style:style>
    <style:style style:name="P8" style:family="paragraph">
      <loext:graphic-properties draw:fill="none" draw:fill-color="#ffffff"/>
      <style:text-properties style:font-name="DejaVu Sans"/>
    </style:style>
    <style:style style:name="P9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2" style:family="paragraph">
      <style:paragraph-properties fo:text-align="center"/>
      <style:text-properties style:font-name="DejaVu Sans" fo:font-size="16pt" style:text-underline-style="none" fo:font-weight="bold" style:font-weight-asian="normal" style:font-weight-complex="normal"/>
    </style:style>
    <style:style style:name="P13" style:family="paragraph">
      <loext:graphic-properties draw:fill="none"/>
      <style:paragraph-properties fo:text-align="center"/>
      <style:text-properties style:font-name="DejaVu Sans" fo:font-size="16pt"/>
    </style:style>
    <style:style style:name="P14" style:family="paragraph">
      <loext:graphic-properties draw:fill="none" draw:fill-color="#ffffff"/>
      <style:text-properties style:font-name="DejaVu Sans" fo:font-size="16pt" fo:font-style="italic" style:font-style-asian="italic" style:font-style-complex="italic"/>
    </style:style>
    <style:style style:name="P15" style:family="paragraph">
      <loext:graphic-properties draw:fill="none" draw:fill-color="#ffffff"/>
      <style:text-properties style:font-name="DejaVu Sans" fo:font-size="16pt"/>
    </style:style>
    <style:style style:name="P16" style:family="paragraph">
      <loext:graphic-properties draw:fill="none" draw:opacity="100%"/>
      <style:paragraph-properties fo:text-align="center"/>
      <style:text-properties style:font-name="DejaVu Sans"/>
    </style:style>
    <style:style style:name="P17" style:family="paragraph">
      <loext:graphic-properties draw:opacity="30%"/>
      <style:paragraph-properties fo:text-align="center"/>
    </style:style>
    <style:style style:name="P18" style:family="paragraph">
      <style:paragraph-properties fo:text-align="center"/>
      <style:text-properties style:font-name="DejaVu Sans" fo:font-weight="bold"/>
    </style:style>
    <style:style style:name="P19" style:family="paragraph">
      <style:paragraph-properties fo:text-align="center"/>
      <style:text-properties style:font-name="DejaVu Sans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23" style:family="paragraph">
      <style:paragraph-properties fo:margin-left="0cm" fo:margin-right="0cm" fo:text-align="center" fo:text-indent="0cm"/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P24" style:family="paragraph">
      <style:paragraph-properties fo:margin-left="0cm" fo:margin-right="0cm" fo:text-align="center" fo:text-indent="0cm"/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style:font-name="DejaVu Sans" fo:font-size="15pt" style:font-size-asian="15pt" style:font-size-complex="15pt"/>
    </style:style>
    <style:style style:name="T1" style:family="text">
      <style:text-properties style:font-name="DejaVu Sans" fo:font-size="16pt" style:font-size-asian="16pt" style:font-size-complex="16pt"/>
    </style:style>
    <style:style style:name="T2" style:family="text">
      <style:text-properties style:font-name="DejaVu Sans" fo:font-size="16pt" fo:font-weight="bold" style:font-size-asian="16pt" style:font-size-complex="16pt"/>
    </style:style>
    <style:style style:name="T3" style:family="text">
      <style:text-properties style:font-name="DejaVu Sans" fo:font-size="16pt" style:letter-kerning="true" style:font-name-asian="Noto Sans CJK JP Regular" style:font-size-asian="16pt" style:font-name-complex="Noto Sans Devanagari" style:font-size-complex="16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style:font-name="DejaVu Sans"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style:font-name="DejaVu Sans"/>
    </style:style>
    <style:style style:name="T9" style:family="text">
      <style:text-properties style:font-name="DejaVu Sans" fo:font-size="12pt" style:font-size-asian="12pt" style:font-size-complex="12pt"/>
    </style:style>
    <style:style style:name="T10" style:family="text">
      <style:text-properties style:font-name="DejaVu Sans" fo:font-size="10.5pt" style:font-size-asian="10.5pt" style:font-size-complex="10.5pt"/>
    </style:style>
    <style:style style:name="T11" style:family="text">
      <style:text-properties style:font-name="DejaVu Sans" fo:font-size="16pt" style:text-underline-style="none" fo:font-weight="bold" style:font-weight-asian="normal" style:font-weight-complex="normal"/>
    </style:style>
    <style:style style:name="T12" style:family="text">
      <style:text-properties style:font-name="DejaVu Sans" fo:font-size="16pt" fo:font-style="italic" style:font-style-asian="italic" style:font-style-complex="italic"/>
    </style:style>
    <style:style style:name="T13" style:family="text">
      <style:text-properties style:font-name="DejaVu Sans" fo:font-size="16pt"/>
    </style:style>
    <style:style style:name="T14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15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16" style:family="text">
      <style:text-properties style:font-name="DejaVu Sans" fo:font-size="15pt" style:font-size-asian="15pt" style:font-size-complex="15pt"/>
    </style:style>
    <style:style style:name="T17" style:family="text">
      <style:text-properties style:font-name="DejaVu Sans" fo:font-size="18pt" style:letter-kerning="true" style:font-name-asian="Noto Sans CJK JP Regular" style:font-size-asian="18pt" style:font-name-complex="Noto Sans Devanagari" style:font-size-complex="18pt"/>
    </style:style>
    <style:style style:name="T18" style:family="text">
      <style:text-properties style:font-name="DejaVu Sans" fo:font-weight="bold" style:font-weight-asian="bold" style:font-weight-complex="bold"/>
    </style:style>
    <style:style style:name="T19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0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1" style:family="text">
      <style:text-properties style:font-name="DejaVu Sans" fo:font-weight="normal" style:font-weight-asian="normal" style:font-weight-complex="normal"/>
    </style:style>
    <style:style style:name="T22" style:family="text"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T26" style:family="text">
      <style:text-properties style:font-name="DejaVu Sans" fo:font-size="4.90000009536743pt" style:letter-kerning="true" style:font-name-asian="Noto Sans CJK JP Regular" style:font-size-asian="4.90000009536743pt" style:font-name-complex="Noto Sans Devanagari" style:font-size-complex="4.90000009536743pt"/>
    </style:style>
    <style:style style:name="T27" style:family="text">
      <style:text-properties fo:font-size="4.90000009536743pt" style:letter-kerning="true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96cm" svg:height="13.291cm" svg:x="2.27cm" svg:y="3.512cm">
          <draw:text-box>
            <text:list text:style-name="L1">
              <text:list-item>
                <text:p><text:span text:style-name="T1">3 connected devices</text:span></text:p>
                <text:list>
                  <text:list-item>
                    <text:p><text:span text:style-name="T1">Send data of size TS</text:span></text:p>
                  </text:list-item>
                  <text:list-item>
                    <text:p><text:span text:style-name="T1">Receive data of size TS</text:span></text:p>
                  </text:list-item>
                </text:list>
              </text:list-item>
              <text:list-item>
                <text:p><text:span text:style-name="T1">TS = 128/512/1024 bytes</text:span></text:p>
              </text:list-item>
              <text:list-item>
                <text:p><text:span text:style-name="T1">1 Satellite link</text:span></text:p>
              </text:list-item>
              <text:list-item>
                <text:p><text:span text:style-name="T1">Optimize for:</text:span></text:p>
                <text:list>
                  <text:list-item>
                    <text:p><text:span text:style-name="T1">Latency (user wait time)</text:span></text:p>
                  </text:list-item>
                  <text:list-item>
                    <text:p><text:span text:style-name="T1">Communication cost ($/min)</text:span></text:p>
                  </text:list-item>
                  <text:list-item>
                    <text:p><text:span text:style-name="T1">Unit cost (memory price)</text:span></text:p>
                  </text:list-item>
                </text:list>
              </text:list-item>
              <text:list-item>
                <text:p><text:span text:style-name="T1">Internal communication:</text:span></text:p>
                <text:list>
                  <text:list-item>
                    <text:p><text:span text:style-name="T1">16-bit data bus</text:span></text:p>
                  </text:list-item>
                  <text:list-item>
                    <text:p><text:span text:style-name="T1">1 cycle between memories</text:span></text:p>
                  </text:list-item>
                  <text:list-item>
                    <text:p><text:span text:style-name="T1">16-bit buffers</text:span></text:p>
                    <text:list>
                      <text:list-item>
                        <text:p><text:span text:style-name="T1">1 cycle latenc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atellite communication:</text:span></text:p>
                <text:list>
                  <text:list-item>
                    <text:p><text:span text:style-name="T1">32-bit command</text:span></text:p>
                  </text:list-item>
                  <text:list-item>
                    <text:p><text:span text:style-name="T1">Hub to satellite latency:</text:span></text:p>
                    <text:list>
                      <text:list-item>
                        <text:p><text:span text:style-name="T1">100 cycles</text:span></text:p>
                      </text:list-item>
                    </text:list>
                  </text:list-item>
                  <text:list-item>
                    <text:p><text:span text:style-name="T1">Data center to satellite latency:</text:span></text:p>
                    <text:list>
                      <text:list-item>
                        <text:p><text:span text:style-name="T1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588cm" svg:height="0.962cm" svg:x="4.774cm" svg:y="2.578cm">
          <draw:text-box>
            <text:p text:style-name="P2"><text:span text:style-name="T2">Requirements</text:span></text:p>
          </draw:text-box>
        </draw:frame>
        <draw:frame draw:style-name="gr2" draw:text-style-name="P3" draw:layer="layout" svg:width="4.826cm" svg:height="0.962cm" svg:x="17.132cm" svg:y="2.651cm">
          <draw:text-box>
            <text:p text:style-name="P2"><text:span text:style-name="T2">Assumptions</text:span></text:p>
          </draw:text-box>
        </draw:frame>
        <draw:frame draw:style-name="gr3" draw:text-style-name="P1" draw:layer="layout" svg:width="10.398cm" svg:height="2.859cm" svg:x="14.843cm" svg:y="3.535cm">
          <draw:text-box>
            <text:list text:style-name="L1">
              <text:list-item>
                <text:p><text:span text:style-name="T1">1200bits/s to/from S/DC</text:span></text:p>
              </text:list-item>
              <text:list-item>
                <text:p><text:span text:style-name="T1">5 bits of data are tag</text:span></text:p>
              </text:list-item>
              <text:list-item>
                <text:p><text:span text:style-name="T1">Data with same tag has same TS</text:span></text:p>
              </text:list-item>
              <text:list-item>
                <text:p><text:span text:style-name="T1">No SEND to same tag twice</text:span></text:p>
              </text:list-item>
            </text:list>
          </draw:text-box>
        </draw:frame>
        <draw:custom-shape draw:style-name="gr4" draw:text-style-name="P4" xml:id="id1" draw:id="id1" draw:layer="layout" svg:width="2.54cm" svg:height="2.54cm" svg:x="17.764cm" svg:y="11.795cm">
          <text:p text:style-name="P2"><text:span text:style-name="T3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54cm" svg:height="2.54cm" svg:x="13.7cm" svg:y="16.24cm">
          <text:p text:style-name="P2"><text:span text:style-name="T3">Device</text:span></text:p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54cm" svg:height="2.54cm" svg:x="17.577cm" svg:y="16.239cm">
          <text:p text:style-name="P2"><text:span text:style-name="T3">Device</text:span></text:p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2.54cm" svg:height="2.54cm" svg:x="21.32cm" svg:y="16.24cm">
          <text:p text:style-name="P2"><text:span text:style-name="T3">Device</text:span></text:p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54cm" svg:height="2.54cm" svg:x="17.764cm" svg:y="7.35cm">
          <text:p text:style-name="P2"><text:span text:style-name="T3">Satell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2.54cm" svg:height="2.54cm" svg:x="22.59cm" svg:y="7.35cm">
          <text:p text:style-name="P2"><text:span text:style-name="T1">Data</text:span></text:p>
          <text:p text:style-name="P2"><text:span text:style-name="T1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19.034cm" svg:y1="11.795cm" svg:x2="19.034cm" svg:y2="9.89cm" draw:start-shape="id1" draw:start-glue-point="4" draw:end-shape="id2" draw:end-glue-point="8" svg:d="M19034 11795v-1905" svg:viewBox="0 0 1 1906">
          <text:p/>
        </draw:connector>
        <draw:connector draw:style-name="gr6" draw:text-style-name="P7" draw:layer="layout" svg:x1="20.304cm" svg:y1="8.62cm" svg:x2="22.59cm" svg:y2="8.62cm" draw:start-shape="id2" draw:start-glue-point="10" draw:end-shape="id3" draw:end-glue-point="6" svg:d="M20304 8620h2286" svg:viewBox="0 0 2287 1">
          <text:p/>
        </draw:connector>
        <draw:connector draw:style-name="gr6" draw:text-style-name="P7" draw:layer="layout" draw:type="line" svg:x1="14.97cm" svg:y1="16.24cm" svg:x2="18.136cm" svg:y2="13.963cm" draw:start-shape="id4" draw:start-glue-point="4" draw:end-shape="id1" draw:end-glue-point="7" svg:d="M14970 16240l3166-2277" svg:viewBox="0 0 3167 2278">
          <text:p/>
        </draw:connector>
        <draw:connector draw:style-name="gr6" draw:text-style-name="P7" draw:layer="layout" draw:type="line" svg:x1="18.847cm" svg:y1="16.239cm" svg:x2="19.034cm" svg:y2="14.335cm" draw:start-shape="id5" draw:start-glue-point="4" draw:end-shape="id1" draw:end-glue-point="8" svg:d="M18847 16239l187-1904" svg:viewBox="0 0 188 1905">
          <text:p/>
        </draw:connector>
        <draw:connector draw:style-name="gr6" draw:text-style-name="P7" draw:layer="layout" draw:type="line" svg:x1="22.59cm" svg:y1="16.24cm" svg:x2="19.932cm" svg:y2="13.963cm" draw:start-shape="id6" draw:start-glue-point="4" draw:end-shape="id1" draw:end-glue-point="9" svg:d="M22590 16240l-2658-2277" svg:viewBox="0 0 2659 2278">
          <text:p/>
        </draw:connector>
        <draw:frame draw:style-name="gr7" draw:text-style-name="P8" draw:layer="layout" svg:width="2.449cm" svg:height="0.962cm" svg:x="16.24cm" svg:y="15.097cm">
          <draw:text-box>
            <text:p><text:span text:style-name="T4">5.5Mb/s</text:span></text:p>
          </draw:text-box>
        </draw:frame>
        <draw:frame draw:style-name="gr8" draw:text-style-name="P8" draw:layer="layout" svg:width="2.754cm" svg:height="0.962cm" svg:x="16.494cm" svg:y="10.325cm">
          <draw:text-box>
            <text:p><text:span text:style-name="T4">1200b/s</text:span></text:p>
          </draw:text-box>
        </draw:frame>
        <draw:frame draw:style-name="gr8" draw:text-style-name="P8" draw:layer="layout" svg:width="2.754cm" svg:height="0.962cm" svg:x="20.177cm" svg:y="7.404cm">
          <draw:text-box>
            <text:p><text:span text:style-name="T4">1200b/s</text:span></text:p>
          </draw:text-box>
        </draw:frame>
      </draw:page>
      <draw:page draw:name="page2" draw:style-name="dp1" draw:master-page-name="Default">
        <draw:frame draw:style-name="gr9" draw:text-style-name="P9" draw:layer="layout" svg:width="7.26cm" svg:height="17.203cm" svg:x="1.951cm" svg:y="2.324cm">
          <draw:text-box>
            <text:p><text:span text:style-name="T5">M1</text:span></text:p>
            <text:list text:style-name="L1">
              <text:list-item>
                <text:p><text:span text:style-name="T6">Specs</text:span></text:p>
                <text:list>
                  <text:list-item>
                    <text:p><text:span text:style-name="T7">$50</text:span></text:p>
                  </text:list-item>
                  <text:list-item>
                    <text:p><text:span text:style-name="T7">Latency: 1 cycle</text:span></text:p>
                  </text:list-item>
                  <text:list-item>
                    <text:p><text:span text:style-name="T7">256 bytes (2x128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1 (4x128)</text:span></text:p>
                  </text:list-item>
                  <text:list-item>
                    <text:p><text:span text:style-name="T7">Cost: $5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2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10</text:span></text:p>
                  </text:list-item>
                  <text:list-item>
                    <text:p><text:span text:style-name="T7">Latency: 8 cycles</text:span></text:p>
                  </text:list-item>
                  <text:list-item>
                    <text:p><text:span text:style-name="T7">512 bytes (2x256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4 (8x256)</text:span></text:p>
                  </text:list-item>
                  <text:list-item>
                    <text:p><text:span text:style-name="T7">Cost: $4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3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3</text:span></text:p>
                  </text:list-item>
                  <text:list-item>
                    <text:p><text:span text:style-name="T7">Latency: 15 cycles</text:span></text:p>
                  </text:list-item>
                  <text:list-item>
                    <text:p><text:span text:style-name="T7">1024 bytes (2x512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8 (16x512)</text:span></text:p>
                  </text:list-item>
                  <text:list-item>
                    <text:p><text:span text:style-name="T7">Cost: $24</text:span></text:p>
                  </text:list-item>
                </text:list>
              </text:list-item>
            </text:list>
          </draw:text-box>
        </draw:frame>
        <draw:custom-shape draw:style-name="gr10" draw:text-style-name="P10" draw:layer="layout" svg:width="1.27cm" svg:height="1.27cm" svg:x="11.88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8" draw:id="id8" draw:layer="layout" svg:width="1.27cm" svg:height="1.27cm" svg:x="13.79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7" draw:id="id7" draw:layer="layout" svg:width="1.27cm" svg:height="1.27cm" svg:x="11.887cm" svg:y="15.478cm">
          <text:p text:style-name="P2"><text:span text:style-name="T8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5.6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0" draw:id="id10" draw:layer="layout" svg:width="1.27cm" svg:height="1.27cm" svg:x="17.60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9" draw:id="id9" draw:layer="layout" svg:width="1.27cm" svg:height="1.27cm" svg:x="15.6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19.5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2" draw:id="id12" draw:layer="layout" svg:width="1.27cm" svg:height="1.27cm" svg:x="21.41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1" draw:id="id11" draw:layer="layout" svg:width="1.27cm" svg:height="1.27cm" svg:x="19.5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23.3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4" draw:id="id14" draw:layer="layout" svg:width="1.27cm" svg:height="1.27cm" svg:x="25.25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3" draw:id="id13" draw:layer="layout" svg:width="1.27cm" svg:height="1.27cm" svg:x="23.3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3.157cm" svg:y1="16.113cm" svg:x2="13.792cm" svg:y2="16.113cm" draw:start-shape="id7" draw:start-glue-point="1" draw:end-shape="id8" draw:end-glue-point="3" svg:d="M13157 16113h541-447 541" svg:viewBox="0 0 636 1">
          <text:p/>
        </draw:connector>
        <draw:connector draw:style-name="gr11" draw:text-style-name="P7" draw:layer="layout" draw:type="lines" svg:x1="15.062cm" svg:y1="16.113cm" svg:x2="15.697cm" svg:y2="16.113cm" draw:start-shape="id8" draw:start-glue-point="1" draw:end-shape="id9" draw:end-glue-point="3" svg:d="M15062 16113h541-447 541" svg:viewBox="0 0 636 1">
          <text:p/>
        </draw:connector>
        <draw:connector draw:style-name="gr11" draw:text-style-name="P7" draw:layer="layout" draw:type="lines" svg:x1="16.967cm" svg:y1="16.113cm" svg:x2="17.602cm" svg:y2="16.113cm" draw:start-shape="id9" draw:start-glue-point="1" draw:end-shape="id10" draw:end-glue-point="3" svg:d="M16967 16113h541-447 541" svg:viewBox="0 0 636 1">
          <text:p/>
        </draw:connector>
        <draw:connector draw:style-name="gr11" draw:text-style-name="P7" draw:layer="layout" draw:type="lines" svg:x1="18.872cm" svg:y1="16.113cm" svg:x2="19.507cm" svg:y2="16.113cm" draw:start-shape="id10" draw:start-glue-point="1" draw:end-shape="id11" draw:end-glue-point="3" svg:d="M18872 16113h541-447 541" svg:viewBox="0 0 636 1">
          <text:p/>
        </draw:connector>
        <draw:connector draw:style-name="gr11" draw:text-style-name="P7" draw:layer="layout" draw:type="lines" svg:x1="20.777cm" svg:y1="16.113cm" svg:x2="21.412cm" svg:y2="16.113cm" draw:start-shape="id11" draw:start-glue-point="1" draw:end-shape="id12" draw:end-glue-point="3" svg:d="M20777 16113h541-447 541" svg:viewBox="0 0 636 1">
          <text:p/>
        </draw:connector>
        <draw:connector draw:style-name="gr11" draw:text-style-name="P7" draw:layer="layout" draw:type="lines" svg:x1="22.682cm" svg:y1="16.113cm" svg:x2="23.352cm" svg:y2="16.113cm" draw:start-shape="id12" draw:start-glue-point="1" draw:end-shape="id13" draw:end-glue-point="3" svg:d="M22682 16113h541-412 541" svg:viewBox="0 0 671 1">
          <text:p/>
        </draw:connector>
        <draw:connector draw:style-name="gr11" draw:text-style-name="P7" draw:layer="layout" draw:type="lines" svg:x1="24.622cm" svg:y1="16.113cm" svg:x2="25.257cm" svg:y2="16.113cm" draw:start-shape="id13" draw:start-glue-point="1" draw:end-shape="id14" draw:end-glue-point="3" svg:d="M24622 16113h541-447 541" svg:viewBox="0 0 636 1">
          <text:p/>
        </draw:connector>
        <draw:connector draw:style-name="gr11" draw:text-style-name="P7" draw:layer="layout" draw:type="lines" svg:x1="12.522cm" svg:y1="15.478cm" svg:x2="14.427cm" svg:y2="15.478cm" draw:start-shape="id7" draw:start-glue-point="0" draw:end-shape="id8" draw:end-glue-point="0" svg:d="M12522 15478v-541h1905v541" svg:viewBox="0 0 1906 542">
          <text:p/>
        </draw:connector>
        <draw:connector draw:style-name="gr11" draw:text-style-name="P7" draw:layer="layout" draw:type="lines" svg:x1="16.332cm" svg:y1="15.478cm" svg:x2="14.427cm" svg:y2="15.478cm" draw:start-shape="id9" draw:start-glue-point="0" draw:end-shape="id8" draw:end-glue-point="0" svg:d="M16332 15478v-541h-1905v541" svg:viewBox="0 0 1906 542">
          <text:p/>
        </draw:connector>
        <draw:connector draw:style-name="gr11" draw:text-style-name="P7" draw:layer="layout" draw:type="lines" svg:x1="18.237cm" svg:y1="15.478cm" svg:x2="16.332cm" svg:y2="15.478cm" draw:start-shape="id10" draw:start-glue-point="0" draw:end-shape="id9" draw:end-glue-point="0" svg:d="M18237 15478v-541h-1905v541" svg:viewBox="0 0 1906 542">
          <text:p/>
        </draw:connector>
        <draw:connector draw:style-name="gr11" draw:text-style-name="P7" draw:layer="layout" draw:type="lines" svg:x1="20.142cm" svg:y1="15.478cm" svg:x2="18.237cm" svg:y2="15.478cm" draw:start-shape="id11" draw:start-glue-point="0" draw:end-shape="id10" draw:end-glue-point="0" svg:d="M20142 15478v-541h-1905v541" svg:viewBox="0 0 1906 542">
          <text:p/>
        </draw:connector>
        <draw:connector draw:style-name="gr11" draw:text-style-name="P7" draw:layer="layout" draw:type="lines" svg:x1="22.047cm" svg:y1="15.478cm" svg:x2="20.142cm" svg:y2="15.478cm" draw:start-shape="id12" draw:start-glue-point="0" draw:end-shape="id11" draw:end-glue-point="0" svg:d="M22047 15478v-541h-1905v541" svg:viewBox="0 0 1906 542">
          <text:p/>
        </draw:connector>
        <draw:connector draw:style-name="gr11" draw:text-style-name="P7" draw:layer="layout" draw:type="lines" svg:x1="23.987cm" svg:y1="15.478cm" svg:x2="22.047cm" svg:y2="15.478cm" draw:start-shape="id13" draw:start-glue-point="0" draw:end-shape="id12" draw:end-glue-point="0" svg:d="M23987 15478v-541h-1940v541" svg:viewBox="0 0 1941 542">
          <text:p/>
        </draw:connector>
        <draw:connector draw:style-name="gr11" draw:text-style-name="P7" draw:layer="layout" draw:type="lines" svg:x1="25.892cm" svg:y1="15.478cm" svg:x2="23.987cm" svg:y2="15.478cm" draw:start-shape="id14" draw:start-glue-point="0" draw:end-shape="id13" draw:end-glue-point="0" svg:d="M25892 15478v-541h-1905v541" svg:viewBox="0 0 1906 542">
          <text:p/>
        </draw:connector>
        <draw:frame draw:style-name="gr12" draw:text-style-name="P11" draw:layer="layout" svg:width="2.344cm" svg:height="0.747cm" svg:x="17.685cm" svg:y="14.208cm">
          <draw:text-box>
            <text:p><text:span text:style-name="T9">16 bytes</text:span></text:p>
          </draw:text-box>
        </draw:frame>
        <draw:custom-shape draw:style-name="gr10" draw:text-style-name="P10" draw:layer="layout" svg:width="1.27cm" svg:height="1.27cm" svg:x="14.62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6" draw:id="id16" draw:layer="layout" svg:width="1.27cm" svg:height="1.27cm" svg:x="16.52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5" draw:id="id15" draw:layer="layout" svg:width="1.27cm" svg:height="1.27cm" svg:x="14.624cm" svg:y="9.128cm">
          <text:p text:style-name="P2"><text:span text:style-name="T8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8.43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8" draw:id="id18" draw:layer="layout" svg:width="1.27cm" svg:height="1.27cm" svg:x="20.33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7" draw:id="id17" draw:layer="layout" svg:width="1.27cm" svg:height="1.27cm" svg:x="18.434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5.894cm" svg:y1="9.763cm" svg:x2="16.529cm" svg:y2="9.763cm" draw:start-shape="id15" draw:start-glue-point="1" draw:end-shape="id16" draw:end-glue-point="3" svg:d="M15894 9763h541-447 541" svg:viewBox="0 0 636 1">
          <text:p/>
        </draw:connector>
        <draw:connector draw:style-name="gr11" draw:text-style-name="P7" draw:layer="layout" draw:type="lines" svg:x1="17.799cm" svg:y1="9.763cm" svg:x2="18.434cm" svg:y2="9.763cm" draw:start-shape="id16" draw:start-glue-point="1" draw:end-shape="id17" draw:end-glue-point="3" svg:d="M17799 9763h541-447 541" svg:viewBox="0 0 636 1">
          <text:p/>
        </draw:connector>
        <draw:connector draw:style-name="gr11" draw:text-style-name="P7" draw:layer="layout" draw:type="lines" svg:x1="19.704cm" svg:y1="9.763cm" svg:x2="20.339cm" svg:y2="9.763cm" draw:start-shape="id17" draw:start-glue-point="1" draw:end-shape="id18" draw:end-glue-point="3" svg:d="M19704 9763h541-447 541" svg:viewBox="0 0 636 1">
          <text:p/>
        </draw:connector>
        <draw:line draw:style-name="gr13" draw:text-style-name="P7" draw:layer="layout" svg:x1="14.589cm" svg:y1="9.128cm" svg:x2="13.319cm" svg:y2="9.128cm">
          <text:p/>
        </draw:line>
        <draw:connector draw:style-name="gr11" draw:text-style-name="P7" draw:layer="layout" draw:type="lines" svg:x1="15.259cm" svg:y1="9.128cm" svg:x2="17.164cm" svg:y2="9.128cm" draw:start-shape="id15" draw:start-glue-point="0" draw:end-shape="id16" draw:end-glue-point="0" svg:d="M15259 9128v-541h1905v541" svg:viewBox="0 0 1906 542">
          <text:p/>
        </draw:connector>
        <draw:connector draw:style-name="gr11" draw:text-style-name="P7" draw:layer="layout" draw:type="lines" svg:x1="19.069cm" svg:y1="9.128cm" svg:x2="17.164cm" svg:y2="9.128cm" draw:start-shape="id17" draw:start-glue-point="0" draw:end-shape="id16" draw:end-glue-point="0" svg:d="M19069 9128v-541h-1905v541" svg:viewBox="0 0 1906 542">
          <text:p/>
        </draw:connector>
        <draw:connector draw:style-name="gr11" draw:text-style-name="P7" draw:layer="layout" draw:type="lines" svg:x1="20.974cm" svg:y1="9.128cm" svg:x2="19.069cm" svg:y2="9.128cm" draw:start-shape="id18" draw:start-glue-point="0" draw:end-shape="id17" draw:end-glue-point="0" svg:d="M20974 9128v-541h-1905v541" svg:viewBox="0 0 1906 542">
          <text:p/>
        </draw:connector>
        <draw:frame draw:style-name="gr14" draw:text-style-name="P11" draw:layer="layout" svg:width="2.073cm" svg:height="0.747cm" svg:x="17.088cm" svg:y="7.768cm">
          <draw:text-box>
            <text:p><text:span text:style-name="T9">8 bytes</text:span></text:p>
          </draw:text-box>
        </draw:frame>
        <draw:line draw:style-name="gr13" draw:text-style-name="P7" draw:layer="layout" svg:x1="14.589cm" svg:y1="10.398cm" svg:x2="13.319cm" svg:y2="10.398cm">
          <text:p/>
        </draw:line>
        <draw:frame draw:style-name="gr15" draw:text-style-name="P8" draw:layer="layout" svg:width="0.773cm" svg:height="0.747cm" svg:x="12.711cm" svg:y="8.784cm">
          <draw:text-box>
            <text:p><text:span text:style-name="T9">0</text:span></text:p>
          </draw:text-box>
        </draw:frame>
        <draw:frame draw:style-name="gr16" draw:text-style-name="P8" draw:layer="layout" svg:width="1.34cm" svg:height="1.243cm" svg:x="12.26cm" svg:y="10.054cm">
          <draw:text-box>
            <text:p><text:span text:style-name="T9">255</text:span></text:p>
          </draw:text-box>
        </draw:frame>
        <draw:frame draw:style-name="gr17" draw:text-style-name="P8" draw:layer="layout" svg:width="0.621cm" svg:height="1.547cm" svg:x="13.447cm" svg:y="8.91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line draw:style-name="gr13" draw:text-style-name="P7" draw:layer="layout" svg:x1="11.865cm" svg:y1="15.478cm" svg:x2="10.595cm" svg:y2="15.478cm">
          <text:p/>
        </draw:line>
        <draw:line draw:style-name="gr13" draw:text-style-name="P7" draw:layer="layout" svg:x1="11.865cm" svg:y1="16.748cm" svg:x2="10.595cm" svg:y2="16.748cm">
          <text:p/>
        </draw:line>
        <draw:frame draw:style-name="gr15" draw:text-style-name="P8" draw:layer="layout" svg:width="0.773cm" svg:height="0.747cm" svg:x="9.987cm" svg:y="15.134cm">
          <draw:text-box>
            <text:p><text:span text:style-name="T9">0</text:span></text:p>
          </draw:text-box>
        </draw:frame>
        <draw:frame draw:style-name="gr16" draw:text-style-name="P8" draw:layer="layout" svg:width="1.524cm" svg:height="1.243cm" svg:x="9.536cm" svg:y="16.404cm">
          <draw:text-box>
            <text:p><text:span text:style-name="T9">511</text:span></text:p>
          </draw:text-box>
        </draw:frame>
        <draw:frame draw:style-name="gr17" draw:text-style-name="P8" draw:layer="layout" svg:width="0.621cm" svg:height="1.547cm" svg:x="10.923cm" svg:y="15.26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custom-shape draw:style-name="gr10" draw:text-style-name="P10" draw:layer="layout" svg:width="1.27cm" svg:height="1.27cm" svg:x="17.51cm" svg:y="4.81cm">
          <text:p text:style-name="P2"><text:span text:style-name="T8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8.145cm" svg:y1="4.81cm" svg:x2="18.145cm" svg:y2="3.921cm">
          <text:p/>
        </draw:line>
        <draw:line draw:style-name="gr13" draw:text-style-name="P7" draw:layer="layout" svg:x1="17.51cm" svg:y1="4.81cm" svg:x2="16.24cm" svg:y2="4.81cm">
          <text:p/>
        </draw:line>
        <draw:line draw:style-name="gr13" draw:text-style-name="P7" draw:layer="layout" svg:x1="17.51cm" svg:y1="6.08cm" svg:x2="16.24cm" svg:y2="6.08cm">
          <text:p/>
        </draw:line>
        <draw:frame draw:style-name="gr15" draw:text-style-name="P8" draw:layer="layout" svg:width="0.773cm" svg:height="0.747cm" svg:x="15.632cm" svg:y="4.466cm">
          <draw:text-box>
            <text:p><text:span text:style-name="T9">0</text:span></text:p>
          </draw:text-box>
        </draw:frame>
        <draw:frame draw:style-name="gr16" draw:text-style-name="P8" draw:layer="layout" svg:width="1.34cm" svg:height="1.243cm" svg:x="15.181cm" svg:y="5.736cm">
          <draw:text-box>
            <text:p><text:span text:style-name="T9">84</text:span></text:p>
          </draw:text-box>
        </draw:frame>
        <draw:frame draw:style-name="gr17" draw:text-style-name="P8" draw:layer="layout" svg:width="0.621cm" svg:height="1.547cm" svg:x="16.568cm" svg:y="4.596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frame draw:style-name="gr14" draw:text-style-name="P11" draw:layer="layout" svg:width="2.073cm" svg:height="0.747cm" svg:x="17.256cm" svg:y="3.286cm">
          <draw:text-box>
            <text:p><text:span text:style-name="T9">2 bytes</text:span></text:p>
          </draw:text-box>
        </draw:frame>
      </draw:page>
      <draw:page draw:name="page3" draw:style-name="dp1" draw:master-page-name="Default">
        <draw:custom-shape draw:style-name="gr18" draw:text-style-name="P12" draw:layer="layout" svg:width="3.81cm" svg:height="3.81cm" svg:x="6.524cm" svg:y="15.47cm">
          <text:p text:style-name="P2"><text:span text:style-name="T11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3" draw:layer="layout" svg:x1="4.619cm" svg:y1="15.678cm" svg:x2="6.524cm" svg:y2="15.678cm">
          <text:p/>
        </draw:line>
        <draw:line draw:style-name="gr19" draw:text-style-name="P13" draw:layer="layout" svg:x1="4.619cm" svg:y1="17.864cm" svg:x2="6.524cm" svg:y2="17.864cm">
          <text:p/>
        </draw:line>
        <draw:frame draw:style-name="gr20" draw:text-style-name="P14" draw:layer="layout" svg:width="2.005cm" svg:height="0.903cm" svg:x="2.741cm" svg:y="15.224cm">
          <draw:text-box>
            <text:p><text:span text:style-name="T12">Write</text:span></text:p>
          </draw:text-box>
        </draw:frame>
        <draw:frame draw:style-name="gr21" draw:text-style-name="P14" draw:layer="layout" svg:width="1.941cm" svg:height="0.903cm" svg:x="2.741cm" svg:y="17.356cm">
          <draw:text-box>
            <text:p><text:span text:style-name="T12">Read</text:span></text:p>
          </draw:text-box>
        </draw:frame>
        <draw:line draw:style-name="gr19" draw:text-style-name="P13" draw:layer="layout" svg:x1="4.646cm" svg:y1="16.821cm" svg:x2="6.551cm" svg:y2="16.821cm">
          <text:p/>
        </draw:line>
        <draw:frame draw:style-name="gr22" draw:text-style-name="P15" draw:layer="layout" svg:width="2.547cm" svg:height="1.089cm" svg:x="2.26cm" svg:y="16.286cm">
          <draw:text-box>
            <text:p><text:span text:style-name="T13">Data In</text:span></text:p>
          </draw:text-box>
        </draw:frame>
        <draw:line draw:style-name="gr19" draw:text-style-name="P13" draw:layer="layout" svg:x1="10.334cm" svg:y1="17.375cm" svg:x2="12.322cm" svg:y2="17.365cm">
          <text:p/>
        </draw:line>
        <draw:line draw:style-name="gr19" draw:text-style-name="P13" draw:layer="layout" svg:x1="4.619cm" svg:y1="19.026cm" svg:x2="6.524cm" svg:y2="19.026cm">
          <text:p/>
        </draw:line>
        <draw:frame draw:style-name="gr23" draw:text-style-name="P15" draw:layer="layout" svg:width="1.67cm" svg:height="0.903cm" svg:x="2.868cm" svg:y="18.518cm">
          <draw:text-box>
            <text:p><text:span text:style-name="T13">Row</text:span></text:p>
          </draw:text-box>
        </draw:frame>
        <draw:frame draw:style-name="gr24" draw:text-style-name="P15" draw:layer="layout" svg:width="3.046cm" svg:height="0.903cm" svg:x="12.145cm" svg:y="16.921cm">
          <draw:text-box>
            <text:p><text:span text:style-name="T13">Data Out</text:span></text:p>
          </draw:text-box>
        </draw:frame>
        <draw:frame draw:style-name="gr25" draw:text-style-name="P15" draw:layer="layout" svg:width="15.217cm" svg:height="6.119cm" svg:x="6.113cm" svg:y="1.805cm">
          <draw:text-box>
            <text:p><text:span text:style-name="T1">Each memory module is designed to be dumb.</text:span></text:p>
            <text:p><text:span text:style-name="T1">They only have two operations: </text:span><text:span text:style-name="T14">Read</text:span><text:span text:style-name="T1"> and </text:span><text:span text:style-name="T14">Write</text:span><text:span text:style-name="T1">.</text:span></text:p>
            <text:p><text:span text:style-name="T1">The memory controller tells the memory which row</text:span><text:span text:style-name="T1"><text:line-break/></text:span><text:span text:style-name="T1">to write to and what data to write.</text:span><text:span text:style-name="T1"><text:line-break/></text:span><text:span text:style-name="T1">It is the memory controller's responsibility to ensure</text:span><text:span text:style-name="T1"><text:line-break/></text:span><text:span text:style-name="T1">that no read or write operations occur while a read</text:span><text:span text:style-name="T1"><text:line-break/></text:span><text:span text:style-name="T1">or write is already taking place (by checking the</text:span><text:span text:style-name="T1"><text:line-break/></text:span><text:span text:style-name="T14">mem_lock</text:span><text:span text:style-name="T15"> variable).</text:span></text:p>
            <text:p><text:span text:style-name="T1"><text:s/></text:span></text:p>
          </draw:text-box>
        </draw:frame>
        <draw:frame draw:style-name="gr26" draw:text-style-name="P15" draw:layer="layout" svg:width="9.941cm" svg:height="4.163cm" svg:x="15.062cm" svg:y="15.205cm">
          <draw:text-box>
            <text:list text:style-name="L1">
              <text:list-item>
                <text:p><text:span text:style-name="T13">8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8 rows (e.g., 0x0, 0x8, 0x16)</text:span></text:p>
              </text:list-item>
              <text:list-item>
                <text:p><text:span text:style-name="T13">TS=128: 8 rows</text:span></text:p>
              </text:list-item>
              <text:list-item>
                <text:p><text:span text:style-name="T13">TS=512: 32 rows</text:span></text:p>
              </text:list-item>
              <text:list-item>
                <text:p><text:span text:style-name="T13">TS=1024: 64 rows</text:span></text:p>
              </text:list-item>
            </text:list>
          </draw:text-box>
        </draw:frame>
        <draw:custom-shape draw:style-name="gr18" draw:text-style-name="P12" draw:layer="layout" svg:width="3.81cm" svg:height="3.81cm" svg:x="6.523cm" svg:y="9.67cm">
          <text:p text:style-name="P2"><text:span text:style-name="T11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3" draw:layer="layout" svg:x1="4.618cm" svg:y1="9.878cm" svg:x2="6.523cm" svg:y2="9.878cm">
          <text:p/>
        </draw:line>
        <draw:line draw:style-name="gr19" draw:text-style-name="P13" draw:layer="layout" svg:x1="4.618cm" svg:y1="12.064cm" svg:x2="6.523cm" svg:y2="12.064cm">
          <text:p/>
        </draw:line>
        <draw:frame draw:style-name="gr20" draw:text-style-name="P14" draw:layer="layout" svg:width="2.005cm" svg:height="0.903cm" svg:x="2.74cm" svg:y="9.424cm">
          <draw:text-box>
            <text:p><text:span text:style-name="T12">Write</text:span></text:p>
          </draw:text-box>
        </draw:frame>
        <draw:frame draw:style-name="gr21" draw:text-style-name="P14" draw:layer="layout" svg:width="1.941cm" svg:height="0.903cm" svg:x="2.74cm" svg:y="11.556cm">
          <draw:text-box>
            <text:p><text:span text:style-name="T12">Read</text:span></text:p>
          </draw:text-box>
        </draw:frame>
        <draw:line draw:style-name="gr19" draw:text-style-name="P13" draw:layer="layout" svg:x1="4.645cm" svg:y1="11.021cm" svg:x2="6.55cm" svg:y2="11.021cm">
          <text:p/>
        </draw:line>
        <draw:frame draw:style-name="gr22" draw:text-style-name="P15" draw:layer="layout" svg:width="2.547cm" svg:height="1.089cm" svg:x="2.259cm" svg:y="10.486cm">
          <draw:text-box>
            <text:p><text:span text:style-name="T13">Data In</text:span></text:p>
          </draw:text-box>
        </draw:frame>
        <draw:line draw:style-name="gr19" draw:text-style-name="P13" draw:layer="layout" svg:x1="10.333cm" svg:y1="11.575cm" svg:x2="12.238cm" svg:y2="11.575cm">
          <text:p/>
        </draw:line>
        <draw:line draw:style-name="gr19" draw:text-style-name="P13" draw:layer="layout" svg:x1="4.618cm" svg:y1="13.226cm" svg:x2="6.523cm" svg:y2="13.226cm">
          <text:p/>
        </draw:line>
        <draw:frame draw:style-name="gr23" draw:text-style-name="P15" draw:layer="layout" svg:width="1.67cm" svg:height="0.903cm" svg:x="2.867cm" svg:y="12.718cm">
          <draw:text-box>
            <text:p><text:span text:style-name="T13">Row</text:span></text:p>
          </draw:text-box>
        </draw:frame>
        <draw:frame draw:style-name="gr24" draw:text-style-name="P15" draw:layer="layout" svg:width="3.046cm" svg:height="0.903cm" svg:x="12.144cm" svg:y="11.121cm">
          <draw:text-box>
            <text:p><text:span text:style-name="T13">Data Out</text:span></text:p>
          </draw:text-box>
        </draw:frame>
        <draw:frame draw:style-name="gr27" draw:text-style-name="P15" draw:layer="layout" svg:width="10.661cm" svg:height="4.163cm" svg:x="15.097cm" svg:y="9.509cm">
          <draw:text-box>
            <text:list text:style-name="L1">
              <text:list-item>
                <text:p><text:span text:style-name="T13">4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16 rows (e.g., 0x0, 0x16, 0x32)</text:span></text:p>
              </text:list-item>
              <text:list-item>
                <text:p><text:span text:style-name="T13">TS=128: 16 rows</text:span></text:p>
              </text:list-item>
              <text:list-item>
                <text:p><text:span text:style-name="T13">TS=512: 64 rows</text:span></text:p>
              </text:list-item>
              <text:list-item>
                <text:p><text:span text:style-name="T13">TS=1024: 128 rows</text:span></text:p>
              </text:list-item>
            </text:list>
          </draw:text-box>
        </draw:frame>
        <draw:custom-shape draw:style-name="gr28" draw:text-style-name="P16" draw:layer="layout" svg:width="15.367cm" svg:height="5.588cm" svg:x="5.986cm" svg:y="1.74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3.368cm" svg:height="5.588cm" svg:x="2.289cm" svg:y="8.6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3.368cm" svg:height="5.588cm" svg:x="2.289cm" svg:y="14.428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0" draw:text-style-name="P17" draw:layer="layout" svg:width="15.24cm" svg:height="15.213cm" svg:x="6.08cm" svg:y="2.29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8" xml:id="id22" draw:id="id22" draw:layer="layout" svg:width="2.54cm" svg:height="2.54cm" svg:x="23.29cm" svg:y="6.11cm">
          <text:p text:style-name="P2"><text:span text:style-name="T16">Device</text:span><text:span text:style-name="T16"><text:line-break/>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xml:id="id23" draw:id="id23" draw:layer="layout" svg:width="2.54cm" svg:height="2.54cm" svg:x="23.29cm" svg:y="9.91cm">
          <text:p text:style-name="P2"><text:span text:style-name="T16">Device</text:span><text:span text:style-name="T16"><text:line-break/>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xml:id="id24" draw:id="id24" draw:layer="layout" svg:width="2.54cm" svg:height="2.54cm" svg:x="23.29cm" svg:y="13.71cm">
          <text:p text:style-name="P2"><text:span text:style-name="T16">Device</text:span><text:span text:style-name="T16"><text:line-break/></text:span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xml:id="id21" draw:id="id21" draw:layer="layout" svg:width="5.08cm" svg:height="10.16cm" svg:x="14.94cm" svg:y="6.11cm">
          <text:p text:style-name="P20"><text:span text:style-name="T17"/></text:p>
          <text:p text:style-name="P20"><text:span text:style-name="T17">M3</text:span></text:p>
          <text:p text:style-name="P20"><text:span text:style-name="T17">16x512</text:span></text:p>
          <text:p text:style-name="P20"><text:span text:style-name="T17"/></text:p>
          <text:p text:style-name="P20"><text:span text:style-name="T17"/></text:p>
          <draw:enhanced-geometry svg:viewBox="0 0 21600 21600" draw:type="rectangle" draw:enhanced-path="M 0 0 L 21600 0 21600 21600 0 21600 0 0 Z N"/>
        </draw:custom-shape>
        <draw:custom-shape draw:style-name="gr33" draw:text-style-name="P19" xml:id="id19" draw:id="id19" draw:layer="layout" svg:width="5.08cm" svg:height="10.16cm" svg:x="7.34cm" svg:y="6.11cm">
          <text:p text:style-name="P20"><text:span text:style-name="T17"/></text:p>
          <text:p text:style-name="P20"><text:span text:style-name="T17">M2</text:span></text:p>
          <text:p text:style-name="P20"><text:span text:style-name="T17">8x256</text:span></text:p>
          <text:p text:style-name="P20"><text:span text:style-name="T17"/></text:p>
          <text:p text:style-name="P20"><text:span text:style-name="T17"/></text:p>
          <draw:enhanced-geometry svg:viewBox="0 0 21600 21600" draw:type="rectangle" draw:enhanced-path="M 0 0 L 21600 0 21600 21600 0 21600 0 0 Z N"/>
        </draw:custom-shape>
        <draw:custom-shape draw:style-name="gr34" draw:text-style-name="P19" xml:id="id20" draw:id="id20" draw:layer="layout" svg:width="2.54cm" svg:height="5.08cm" svg:x="1.57cm" svg:y="8.65cm">
          <text:p text:style-name="P2"><text:span text:style-name="T16">Satellite</text:span></text:p>
          <text:p text:style-name="P2"><text:span text:style-name="T16">Link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25" draw:id="id25" draw:layer="layout" svg:width="12.7cm" svg:height="1.397cm" svg:x="7.35cm" svg:y="3.57cm">
          <text:p text:style-name="P2"><text:span text:style-name="T1">M1</text:span></text:p>
          <text:p text:style-name="P2"><text:span text:style-name="T1">3x85</text:span></text:p>
          <draw:enhanced-geometry svg:viewBox="0 0 21600 21600" draw:type="rectangle" draw:enhanced-path="M 0 0 L 21600 0 21600 21600 0 21600 0 0 Z N"/>
        </draw:custom-shape>
        <draw:connector draw:style-name="gr36" draw:text-style-name="P2" draw:layer="layout" svg:x1="7.34cm" svg:y1="11.19cm" svg:x2="4.11cm" svg:y2="11.19cm" draw:start-shape="id19" draw:start-glue-point="3" draw:end-shape="id20" draw:end-glue-point="1" svg:d="M7340 11190h-3230" svg:viewBox="0 0 3231 1">
          <text:p/>
        </draw:connector>
        <draw:connector draw:style-name="gr37" draw:text-style-name="P21" draw:layer="layout" draw:line-skew="0.685cm" svg:x1="20.02cm" svg:y1="11.19cm" svg:x2="23.29cm" svg:y2="7.38cm" draw:start-shape="id21" draw:start-glue-point="1" draw:end-shape="id22" draw:end-glue-point="3" svg:d="M20020 11190h2320v-3810h950" svg:viewBox="0 0 3271 3811">
          <text:p/>
        </draw:connector>
        <draw:connector draw:style-name="gr37" draw:text-style-name="P21" draw:layer="layout" draw:line-skew="-0.077cm" svg:x1="20.02cm" svg:y1="11.19cm" svg:x2="23.29cm" svg:y2="11.18cm" draw:start-shape="id21" draw:start-glue-point="1" draw:end-shape="id23" draw:end-glue-point="3" svg:d="M20020 11190h1558v-10h1712" svg:viewBox="0 0 3271 11">
          <text:p/>
        </draw:connector>
        <draw:connector draw:style-name="gr37" draw:text-style-name="P21" draw:layer="layout" draw:line-skew="0.685cm" svg:x1="20.02cm" svg:y1="11.19cm" svg:x2="23.29cm" svg:y2="14.98cm" draw:start-shape="id21" draw:start-glue-point="1" draw:end-shape="id24" draw:end-glue-point="3" svg:d="M20020 11190h2320v3790h950" svg:viewBox="0 0 3271 3791">
          <text:p/>
        </draw:connector>
        <draw:connector draw:style-name="gr6" draw:text-style-name="P21" draw:layer="layout" draw:type="line" svg:x1="12.42cm" svg:y1="11.19cm" svg:x2="14.94cm" svg:y2="11.19cm" draw:start-shape="id19" draw:start-glue-point="1" draw:end-shape="id21" draw:end-glue-point="3" svg:d="M12420 11190h2520" svg:viewBox="0 0 2521 1">
          <text:p/>
        </draw:connector>
        <draw:connector draw:style-name="gr19" draw:text-style-name="P21" draw:layer="layout" svg:x1="13.7cm" svg:y1="4.967cm" svg:x2="9.88cm" svg:y2="6.11cm" draw:start-shape="id25" draw:start-glue-point="2" draw:end-shape="id19" svg:d="M13700 4967v571h-3820v572" svg:viewBox="0 0 3821 1144">
          <text:p/>
        </draw:connector>
        <draw:connector draw:style-name="gr19" draw:text-style-name="P21" draw:layer="layout" svg:x1="13.7cm" svg:y1="4.967cm" svg:x2="17.48cm" svg:y2="6.11cm" draw:start-shape="id25" draw:start-glue-point="2" draw:end-shape="id21" draw:end-glue-point="0" svg:d="M13700 4967v571h3780v572" svg:viewBox="0 0 3781 1144">
          <text:p/>
        </draw:connector>
      </draw:page>
      <draw:page draw:name="page5" draw:style-name="dp1" draw:master-page-name="Default">
        <draw:frame draw:style-name="gr38" draw:text-style-name="P22" draw:layer="layout" svg:width="9.57cm" svg:height="0.988cm" svg:x="9.609cm" svg:y="1.598cm">
          <draw:text-box>
            <text:p><text:span text:style-name="T18">Cache Controller Memory</text:span></text:p>
          </draw:text-box>
        </draw:frame>
        <draw:frame draw:style-name="gr39" draw:text-style-name="P8" draw:layer="layout" svg:width="17.833cm" svg:height="13.637cm" svg:x="2.154cm" svg:y="2.93cm">
          <draw:text-box>
            <text:p><text:span text:style-name="T19">Two</text:span><text:span text:style-name="T19"> </text:span><text:span text:style-name="T20">M1 </text:span><text:span text:style-name="T19">memory modules are used as the memory for the</text:span><text:span text:style-name="T19"><text:line-break/></text:span><text:span text:style-name="T19">cache controller to act as a virtual address space for the </text:span><text:span text:style-name="T20">M3</text:span><text:span text:style-name="T20"><text:line-break/></text:span><text:span text:style-name="T19">and </text:span><text:span text:style-name="T20">M2</text:span><text:span text:style-name="T19"> memories. Each line corresponds to a “block” (128 lines)</text:span></text:p>
            <text:p><text:span text:style-name="T19">in the respective memories.</text:span></text:p>
            <text:p><text:span text:style-name="T19"/></text:p>
            <text:p><text:span text:style-name="T20">M3 Memory Map: </text:span><text:span text:style-name="T20"><text:tab/></text:span><text:span text:style-name="T19">0x00 – 0x3F (64 lines)</text:span></text:p>
            <text:p><text:span text:style-name="T20">M2 Memory Map: </text:span><text:span text:style-name="T20"><text:tab/></text:span><text:span text:style-name="T19">0x40 – 0x4F (16 lines)</text:span></text:p>
            <text:p><text:span text:style-name="T21"/></text:p>
            <text:p><text:span text:style-name="T20">type </text:span><text:span text:style-name="T16"><text:tab/></text:span><text:span text:style-name="T16">00 – Word</text:span><text:span text:style-name="T16"><text:tab/></text:span><text:span text:style-name="T16">(TS = 128) (1 block)</text:span></text:p>
            <text:p><text:span text:style-name="T16"><text:tab/></text:span><text:span text:style-name="T16"><text:tab/></text:span><text:span text:style-name="T16">01 – Quad</text:span><text:span text:style-name="T16"><text:tab/></text:span><text:span text:style-name="T16">(TS = 512) (4 blocks)</text:span></text:p>
            <text:p><text:span text:style-name="T16"><text:tab/></text:span><text:span text:style-name="T16"><text:tab/></text:span><text:span text:style-name="T16">10 – Long</text:span><text:span text:style-name="T16"><text:tab/></text:span><text:span text:style-name="T16">(TS = 1024) (8 blocks)</text:span></text:p>
            <text:p><text:span text:style-name="T16"><text:tab/></text:span><text:span text:style-name="T16"><text:tab/></text:span><text:span text:style-name="T16">11 – Invalid</text:span></text:p>
            <text:p><text:span text:style-name="T8"/></text:p>
            <text:p><text:span text:style-name="T20">addr </text:span><text:span text:style-name="T20"><text:tab/></text:span><text:span text:style-name="T19">Address</text:span><text:span text:style-name="T16"> in cache where data is located</text:span></text:p>
            <text:p><text:span text:style-name="T8"/></text:p>
            <text:p><text:span text:style-name="T20">tag</text:span><text:span text:style-name="T20"><text:tab/></text:span><text:span text:style-name="T20"><text:tab/></text:span><text:span text:style-name="T19">Tag of data</text:span></text:p>
            <text:p><text:span text:style-name="T20"/></text:p>
            <text:p><text:span text:style-name="T20">next </text:span><text:span text:style-name="T20"><text:tab/></text:span><text:span text:style-name="T19">Address in cache controller containing row</text:span></text:p>
            <text:p><text:span text:style-name="T19"><text:tab/></text:span><text:span text:style-name="T19"><text:tab/></text:span><text:span text:style-name="T19">of next segment</text:span></text:p>
          </draw:text-box>
        </draw:frame>
        <draw:custom-shape draw:style-name="gr40" draw:text-style-name="P23" xml:id="id27" draw:id="id27" draw:layer="layout" svg:width="0.633cm" svg:height="1.144cm" svg:x="2.834cm" svg:y="18.3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0.633cm" svg:height="1.144cm" svg:x="3.467cm" svg:y="18.3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633cm" svg:height="1.144cm" svg:x="4.1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0.632cm" svg:height="1.144cm" svg:x="4.733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0.633cm" svg:height="1.144cm" svg:x="5.365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0.633cm" svg:height="1.144cm" svg:x="5.998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0.633cm" svg:height="1.144cm" svg:x="6.631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0.632cm" svg:height="1.144cm" svg:x="7.264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0.633cm" svg:height="1.144cm" svg:x="8.149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632cm" svg:height="1.144cm" svg:x="8.782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0.634cm" svg:height="1.144cm" svg:x="9.414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0.632cm" svg:height="1.144cm" svg:x="10.048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2" draw:text-style-name="P24" draw:layer="layout" svg:width="0.633cm" svg:height="1.144cm" svg:x="10.68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0.633cm" svg:height="1.144cm" svg:x="11.313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0.633cm" svg:height="1.144cm" svg:x="11.946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5" draw:text-style-name="P24" xml:id="id26" draw:id="id26" draw:layer="layout" svg:width="0.632cm" svg:height="1.144cm" svg:x="12.579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xml:id="id29" draw:id="id29" draw:layer="layout" svg:width="0.633cm" svg:height="1.144cm" svg:x="13.464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7" draw:text-style-name="P24" draw:layer="layout" svg:width="0.632cm" svg:height="1.144cm" svg:x="14.097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633cm" svg:height="1.144cm" svg:x="14.729cm" svg:y="18.369cm">
          <text:p text:style-name="P20"><text:span text:style-name="T22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4" draw:layer="layout" svg:width="0.633cm" svg:height="1.144cm" svg:x="15.362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60" draw:text-style-name="P24" draw:layer="layout" svg:width="0.633cm" svg:height="1.144cm" svg:x="15.995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61" draw:text-style-name="P24" draw:layer="layout" svg:width="0.632cm" svg:height="1.144cm" svg:x="16.628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634cm" svg:height="1.144cm" svg:x="17.26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0.632cm" svg:height="1.144cm" svg:x="17.894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frame draw:style-name="gr64" draw:text-style-name="P25" draw:layer="layout" svg:width="1.959cm" svg:height="3.161cm" svg:x="1.2cm" svg:y="17.429cm">
          <draw:text-box>
            <text:p>0x00</text:p>
            <text:p text:style-name="P2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text:p><text:span text:style-name="T24">0x4F</text:span></text:p>
          </draw:text-box>
        </draw:frame>
        <draw:custom-shape draw:style-name="gr65" draw:text-style-name="P23" draw:layer="layout" svg:width="0.633cm" svg:height="1.144cm" svg:x="18.781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0.632cm" svg:height="1.144cm" svg:x="19.414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67" draw:text-style-name="P23" draw:layer="layout" svg:width="0.633cm" svg:height="1.144cm" svg:x="20.046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68" draw:text-style-name="P23" draw:layer="layout" svg:width="0.633cm" svg:height="1.144cm" svg:x="20.679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0.633cm" svg:height="1.144cm" svg:x="21.312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70" draw:text-style-name="P23" draw:layer="layout" svg:width="0.632cm" svg:height="1.144cm" svg:x="21.945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71" draw:text-style-name="P23" draw:layer="layout" svg:width="0.634cm" svg:height="1.144cm" svg:x="22.577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72" draw:text-style-name="P23" xml:id="id28" draw:id="id28" draw:layer="layout" svg:width="0.632cm" svg:height="1.144cm" svg:x="23.211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onnector draw:style-name="gr73" draw:text-style-name="P2" draw:layer="layout" svg:x1="12.895cm" svg:y1="18.369cm" svg:x2="3.15cm" svg:y2="18.369cm" draw:start-shape="id26" draw:start-glue-point="0" draw:end-shape="id27" draw:end-glue-point="0" svg:d="M12895 18369v-541h-9745v541" svg:viewBox="0 0 9746 542">
          <text:p/>
        </draw:connector>
        <draw:connector draw:style-name="gr73" draw:text-style-name="P2" draw:layer="layout" svg:x1="23.527cm" svg:y1="18.369cm" svg:x2="13.78cm" svg:y2="18.369cm" draw:start-shape="id28" draw:start-glue-point="0" draw:end-shape="id29" draw:end-glue-point="0" svg:d="M23527 18369v-541h-9747v541" svg:viewBox="0 0 9748 542">
          <text:p/>
        </draw:connector>
        <draw:frame draw:style-name="gr74" draw:text-style-name="P25" draw:layer="layout" svg:width="1.383cm" svg:height="0.962cm" svg:x="7.431cm" svg:y="17.01cm">
          <draw:text-box>
            <text:p>M1</text:p>
          </draw:text-box>
        </draw:frame>
        <draw:frame draw:style-name="gr74" draw:text-style-name="P25" draw:layer="layout" svg:width="1.383cm" svg:height="0.962cm" svg:x="17.932cm" svg:y="17.01cm">
          <draw:text-box>
            <text:p>M1</text:p>
          </draw:text-box>
        </draw:frame>
      </draw:page>
      <draw:page draw:name="page6" draw:style-name="dp1" draw:master-page-name="Default">
        <draw:frame draw:style-name="gr38" draw:text-style-name="P22" draw:layer="layout" svg:width="9.57cm" svg:height="0.988cm" svg:x="9.575cm" svg:y="1.636cm">
          <draw:text-box>
            <text:p><text:span text:style-name="T18">Cache Controller Memory</text:span></text:p>
          </draw:text-box>
        </draw:frame>
        <draw:frame draw:style-name="gr75" draw:text-style-name="P26" draw:layer="layout" svg:width="20.979cm" svg:height="7.005cm" svg:x="2.113cm" svg:y="2.756cm">
          <draw:text-box>
            <text:p><text:span text:style-name="T16">The rest of the </text:span><text:span text:style-name="T20">M1</text:span><text:span text:style-name="T19"> memory is used to track which of the blocks of memory</text:span><text:span text:style-name="T19"><text:line-break/></text:span><text:span text:style-name="T19">have empty spots.</text:span></text:p>
            <text:p><text:span text:style-name="T19"/></text:p>
            <text:p><text:span text:style-name="T19">A 0 in a bit means that the corresponding block is empty.</text:span></text:p>
            <text:p><text:span text:style-name="T19">A 1 in a bit means that the corresponding block contains valid data.</text:span></text:p>
            <text:p><text:span text:style-name="T19"/></text:p>
            <text:p><text:span text:style-name="T19">When writing to the cache, the cache controller looks for enough empty blocks</text:span><text:span text:style-name="T19"><text:line-break/></text:span><text:span text:style-name="T19">to contain the TS that it needs to write.</text:span></text:p>
            <text:p><text:span text:style-name="T19"/></text:p>
            <text:p><text:span text:style-name="T20">Valid Map: </text:span><text:span text:style-name="T20"><text:tab/></text:span><text:span text:style-name="T20"><text:tab/></text:span><text:span text:style-name="T20"><text:tab/></text:span><text:span text:style-name="T19">0x50 – 0x52 (3 blocks)</text:span></text:p>
          </draw:text-box>
        </draw:frame>
        <draw:custom-shape draw:style-name="gr76" draw:text-style-name="P24" draw:layer="layout" svg:width="0.634cm" svg:height="1.127cm" svg:x="2.34cm" svg:y="10.50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4" draw:layer="layout" svg:width="0.634cm" svg:height="1.127cm" svg:x="2.974cm" svg:y="10.50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0.634cm" svg:height="1.127cm" svg:x="3.608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4" draw:layer="layout" svg:width="0.634cm" svg:height="1.127cm" svg:x="4.242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4" draw:layer="layout" svg:width="0.634cm" svg:height="1.127cm" svg:x="4.876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4" draw:layer="layout" svg:width="0.634cm" svg:height="1.127cm" svg:x="5.51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4" draw:layer="layout" svg:width="0.633cm" svg:height="1.127cm" svg:x="6.144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4" draw:layer="layout" svg:width="0.635cm" svg:height="1.127cm" svg:x="6.777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4" draw:layer="layout" svg:width="0.634cm" svg:height="1.127cm" svg:x="2.34cm" svg:y="10.503cm">
          <text:p text:style-name="P20"><text:span text:style-name="T26">block</text:span><text:span text:style-name="T26"><text:line-break/></text:span><text:span text:style-name="T2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4" draw:layer="layout" svg:width="0.634cm" svg:height="1.127cm" svg:x="2.974cm" svg:y="10.503cm">
          <text:p text:style-name="P20"><text:span text:style-name="T26">block</text:span><text:span text:style-name="T26"><text:line-break/></text:span><text:span text:style-name="T2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4" draw:layer="layout" svg:width="0.634cm" svg:height="1.127cm" svg:x="3.608cm" svg:y="10.503cm">
          <text:p text:style-name="P20"><text:span text:style-name="T26">block</text:span><text:span text:style-name="T26"><text:line-break/></text:span><text:span text:style-name="T2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4" draw:layer="layout" svg:width="0.634cm" svg:height="1.127cm" svg:x="4.242cm" svg:y="10.503cm">
          <text:p text:style-name="P20"><text:span text:style-name="T26">block</text:span><text:span text:style-name="T26"><text:line-break/></text:span><text:span text:style-name="T2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4" draw:layer="layout" svg:width="0.634cm" svg:height="1.127cm" svg:x="4.876cm" svg:y="10.503cm">
          <text:p text:style-name="P20"><text:span text:style-name="T26">block</text:span><text:span text:style-name="T26"><text:line-break/></text:span><text:span text:style-name="T2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4" draw:layer="layout" svg:width="0.634cm" svg:height="1.127cm" svg:x="5.51cm" svg:y="10.503cm">
          <text:p text:style-name="P20"><text:span text:style-name="T26">block</text:span><text:span text:style-name="T26"><text:line-break/></text:span><text:span text:style-name="T2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4" draw:layer="layout" svg:width="0.633cm" svg:height="1.127cm" svg:x="6.144cm" svg:y="10.503cm">
          <text:p text:style-name="P20"><text:span text:style-name="T26">block</text:span><text:span text:style-name="T26"><text:line-break/></text:span><text:span text:style-name="T2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4" draw:layer="layout" svg:width="0.635cm" svg:height="1.127cm" svg:x="6.777cm" svg:y="10.503cm">
          <text:p text:style-name="P20"><text:span text:style-name="T26">block</text:span><text:span text:style-name="T26"><text:line-break/></text:span><text:span text:style-name="T2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4" draw:layer="layout" svg:width="0.634cm" svg:height="1.127cm" svg:x="7.643cm" svg:y="10.5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4" draw:layer="layout" svg:width="0.633cm" svg:height="1.127cm" svg:x="8.277cm" svg:y="10.5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4" draw:layer="layout" svg:width="0.635cm" svg:height="1.127cm" svg:x="8.91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4" draw:layer="layout" svg:width="0.634cm" svg:height="1.127cm" svg:x="9.545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4" draw:layer="layout" svg:width="0.633cm" svg:height="1.127cm" svg:x="10.179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4" draw:layer="layout" svg:width="0.635cm" svg:height="1.127cm" svg:x="10.812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4" draw:layer="layout" svg:width="0.633cm" svg:height="1.127cm" svg:x="11.447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4" draw:layer="layout" svg:width="0.634cm" svg:height="1.127cm" svg:x="12.08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4" draw:layer="layout" svg:width="0.634cm" svg:height="1.127cm" svg:x="7.643cm" svg:y="10.51cm">
          <text:p text:style-name="P20"><text:span text:style-name="T26">block</text:span><text:span text:style-name="T26"><text:line-break/></text:span><text:span text:style-name="T2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4" draw:layer="layout" svg:width="0.633cm" svg:height="1.127cm" svg:x="8.277cm" svg:y="10.51cm">
          <text:p text:style-name="P20"><text:span text:style-name="T26">block</text:span><text:span text:style-name="T26"><text:line-break/></text:span><text:span text:style-name="T26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4" draw:layer="layout" svg:width="0.635cm" svg:height="1.127cm" svg:x="8.91cm" svg:y="10.51cm">
          <text:p text:style-name="P20"><text:span text:style-name="T26">block</text:span><text:span text:style-name="T26"><text:line-break/></text:span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4" draw:layer="layout" svg:width="0.634cm" svg:height="1.127cm" svg:x="9.545cm" svg:y="10.51cm">
          <text:p text:style-name="P20"><text:span text:style-name="T26">block</text:span><text:span text:style-name="T26"><text:line-break/></text:span><text:span text:style-name="T26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4" draw:layer="layout" svg:width="0.633cm" svg:height="1.127cm" svg:x="10.179cm" svg:y="10.51cm">
          <text:p text:style-name="P20"><text:span text:style-name="T26">block</text:span><text:span text:style-name="T26"><text:line-break/></text:span><text:span text:style-name="T2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4" draw:layer="layout" svg:width="0.635cm" svg:height="1.127cm" svg:x="10.812cm" svg:y="10.51cm">
          <text:p text:style-name="P20"><text:span text:style-name="T26">block</text:span><text:span text:style-name="T26"><text:line-break/></text:span><text:span text:style-name="T26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4" draw:layer="layout" svg:width="0.633cm" svg:height="1.127cm" svg:x="11.447cm" svg:y="10.51cm">
          <text:p text:style-name="P20"><text:span text:style-name="T26">block</text:span><text:span text:style-name="T26"><text:line-break/></text:span><text:span text:style-name="T26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4" draw:layer="layout" svg:width="0.634cm" svg:height="1.127cm" svg:x="12.08cm" svg:y="10.51cm">
          <text:p text:style-name="P20"><text:span text:style-name="T26">block</text:span><text:span text:style-name="T26"><text:line-break/></text:span><text:span text:style-name="T2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4" draw:layer="layout" svg:width="0.635cm" svg:height="1.127cm" svg:x="12.946cm" svg:y="10.5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4" draw:layer="layout" svg:width="0.633cm" svg:height="1.127cm" svg:x="13.581cm" svg:y="10.5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4" draw:layer="layout" svg:width="0.634cm" svg:height="1.127cm" svg:x="14.214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4" draw:layer="layout" svg:width="0.634cm" svg:height="1.127cm" svg:x="14.848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4" draw:layer="layout" svg:width="0.634cm" svg:height="1.127cm" svg:x="15.482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4" draw:layer="layout" svg:width="0.634cm" svg:height="1.127cm" svg:x="16.116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4" draw:layer="layout" svg:width="0.634cm" svg:height="1.127cm" svg:x="16.75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4" draw:layer="layout" svg:width="0.634cm" svg:height="1.127cm" svg:x="17.384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24" draw:layer="layout" svg:width="0.635cm" svg:height="1.127cm" svg:x="12.946cm" svg:y="10.51cm">
          <text:p text:style-name="P20"><text:span text:style-name="T26">block</text:span><text:span text:style-name="T26"><text:line-break/></text:span><text:span text:style-name="T2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24" draw:layer="layout" svg:width="0.633cm" svg:height="1.127cm" svg:x="13.581cm" svg:y="10.51cm">
          <text:p text:style-name="P20"><text:span text:style-name="T26">block</text:span><text:span text:style-name="T26"><text:line-break/></text:span><text:span text:style-name="T26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4" draw:layer="layout" svg:width="0.634cm" svg:height="1.127cm" svg:x="14.214cm" svg:y="10.51cm">
          <text:p text:style-name="P20"><text:span text:style-name="T26">block</text:span><text:span text:style-name="T26"><text:line-break/></text:span><text:span text:style-name="T26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4" draw:layer="layout" svg:width="0.634cm" svg:height="1.127cm" svg:x="14.848cm" svg:y="10.51cm">
          <text:p text:style-name="P20"><text:span text:style-name="T26">block</text:span><text:span text:style-name="T26"><text:line-break/></text:span><text:span text:style-name="T2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4" draw:layer="layout" svg:width="0.634cm" svg:height="1.127cm" svg:x="15.482cm" svg:y="10.51cm">
          <text:p text:style-name="P20"><text:span text:style-name="T26">block</text:span><text:span text:style-name="T26"><text:line-break/></text:span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24" draw:layer="layout" svg:width="0.634cm" svg:height="1.127cm" svg:x="16.116cm" svg:y="10.51cm">
          <text:p text:style-name="P20"><text:span text:style-name="T26">block</text:span><text:span text:style-name="T26"><text:line-break/></text:span><text:span text:style-name="T26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4" draw:layer="layout" svg:width="0.634cm" svg:height="1.127cm" svg:x="16.75cm" svg:y="10.51cm">
          <text:p text:style-name="P20"><text:span text:style-name="T26">block</text:span><text:span text:style-name="T26"><text:line-break/></text:span><text:span text:style-name="T26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24" draw:layer="layout" svg:width="0.634cm" svg:height="1.127cm" svg:x="17.384cm" svg:y="10.51cm">
          <text:p text:style-name="P20"><text:span text:style-name="T26">block</text:span><text:span text:style-name="T26"><text:line-break/></text:span><text:span text:style-name="T26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8" draw:layer="layout" svg:width="2.085cm" svg:height="0.988cm" svg:x="1.989cm" svg:y="9.625cm">
          <draw:text-box>
            <text:p><text:span text:style-name="T8">0x50</text:span></text:p>
          </draw:text-box>
        </draw:frame>
        <draw:custom-shape draw:style-name="gr125" draw:text-style-name="P24" draw:layer="layout" svg:width="0.635cm" svg:height="1.127cm" svg:x="18.246cm" svg:y="10.5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4" draw:layer="layout" svg:width="0.633cm" svg:height="1.127cm" svg:x="18.881cm" svg:y="10.5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24" draw:layer="layout" svg:width="0.634cm" svg:height="1.127cm" svg:x="19.514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24" draw:layer="layout" svg:width="0.634cm" svg:height="1.127cm" svg:x="20.148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4" draw:layer="layout" svg:width="0.634cm" svg:height="1.127cm" svg:x="20.782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24" draw:layer="layout" svg:width="0.634cm" svg:height="1.127cm" svg:x="21.416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24" draw:layer="layout" svg:width="0.634cm" svg:height="1.127cm" svg:x="22.05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24" draw:layer="layout" svg:width="0.634cm" svg:height="1.127cm" svg:x="22.684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4" draw:layer="layout" svg:width="0.635cm" svg:height="1.127cm" svg:x="18.246cm" svg:y="10.51cm">
          <text:p text:style-name="P20"><text:span text:style-name="T26">block</text:span><text:span text:style-name="T26"><text:line-break/></text:span><text:span text:style-name="T2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24" draw:layer="layout" svg:width="0.633cm" svg:height="1.127cm" svg:x="18.881cm" svg:y="10.51cm">
          <text:p text:style-name="P20"><text:span text:style-name="T26">block</text:span><text:span text:style-name="T26"><text:line-break/></text:span><text:span text:style-name="T26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4" draw:layer="layout" svg:width="0.634cm" svg:height="1.127cm" svg:x="19.514cm" svg:y="10.51cm">
          <text:p text:style-name="P20"><text:span text:style-name="T26">block</text:span><text:span text:style-name="T26"><text:line-break/></text:span><text:span text:style-name="T26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4" draw:layer="layout" svg:width="0.634cm" svg:height="1.127cm" svg:x="20.148cm" svg:y="10.51cm">
          <text:p text:style-name="P20"><text:span text:style-name="T26">block</text:span><text:span text:style-name="T26"><text:line-break/></text:span><text:span text:style-name="T2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24" draw:layer="layout" svg:width="0.634cm" svg:height="1.127cm" svg:x="20.782cm" svg:y="10.51cm">
          <text:p text:style-name="P20"><text:span text:style-name="T26">block</text:span><text:span text:style-name="T26"><text:line-break/></text:span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4" draw:layer="layout" svg:width="0.634cm" svg:height="1.127cm" svg:x="21.416cm" svg:y="10.51cm">
          <text:p text:style-name="P20"><text:span text:style-name="T26">block</text:span><text:span text:style-name="T26"><text:line-break/></text:span><text:span text:style-name="T26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4" draw:layer="layout" svg:width="0.634cm" svg:height="1.127cm" svg:x="22.05cm" svg:y="10.51cm">
          <text:p text:style-name="P20"><text:span text:style-name="T26">block</text:span><text:span text:style-name="T26"><text:line-break/></text:span><text:span text:style-name="T26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4" draw:layer="layout" svg:width="0.634cm" svg:height="1.127cm" svg:x="22.684cm" svg:y="10.51cm">
          <text:p text:style-name="P20"><text:span text:style-name="T26">block</text:span><text:span text:style-name="T26"><text:line-break/></text:span><text:span text:style-name="T26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24" draw:layer="layout" svg:width="0.634cm" svg:height="1.127cm" svg:x="2.361cm" svg:y="12.52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4" draw:layer="layout" svg:width="0.634cm" svg:height="1.127cm" svg:x="2.995cm" svg:y="12.52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4" draw:layer="layout" svg:width="0.634cm" svg:height="1.127cm" svg:x="3.629cm" svg:y="12.5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4" draw:layer="layout" svg:width="0.634cm" svg:height="1.127cm" svg:x="4.263cm" svg:y="12.5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24" draw:layer="layout" svg:width="0.634cm" svg:height="1.127cm" svg:x="4.897cm" svg:y="12.5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4" draw:layer="layout" svg:width="0.634cm" svg:height="1.127cm" svg:x="5.531cm" svg:y="12.5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24" draw:layer="layout" svg:width="0.633cm" svg:height="1.127cm" svg:x="6.165cm" svg:y="12.5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24" draw:layer="layout" svg:width="0.635cm" svg:height="1.127cm" svg:x="6.798cm" svg:y="12.5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24" draw:layer="layout" svg:width="0.634cm" svg:height="1.127cm" svg:x="2.361cm" svg:y="12.523cm">
          <text:p text:style-name="P20"><text:span text:style-name="T26">block</text:span><text:span text:style-name="T26"><text:line-break/></text:span><text:span text:style-name="T26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24" draw:layer="layout" svg:width="0.634cm" svg:height="1.127cm" svg:x="2.995cm" svg:y="12.523cm">
          <text:p text:style-name="P20"><text:span text:style-name="T26">block</text:span><text:span text:style-name="T26"><text:line-break/></text:span><text:span text:style-name="T26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4" draw:layer="layout" svg:width="0.634cm" svg:height="1.127cm" svg:x="3.629cm" svg:y="12.523cm">
          <text:p text:style-name="P20"><text:span text:style-name="T26">block</text:span><text:span text:style-name="T26"><text:line-break/></text:span><text:span text:style-name="T26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4" draw:layer="layout" svg:width="0.634cm" svg:height="1.127cm" svg:x="4.263cm" svg:y="12.523cm">
          <text:p text:style-name="P20"><text:span text:style-name="T26">block</text:span><text:span text:style-name="T26"><text:line-break/></text:span><text:span text:style-name="T26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4" draw:layer="layout" svg:width="0.634cm" svg:height="1.127cm" svg:x="4.897cm" svg:y="12.523cm">
          <text:p text:style-name="P20"><text:span text:style-name="T26">block</text:span><text:span text:style-name="T26"><text:line-break/></text:span><text:span text:style-name="T2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24" draw:layer="layout" svg:width="0.634cm" svg:height="1.127cm" svg:x="5.531cm" svg:y="12.523cm">
          <text:p text:style-name="P20"><text:span text:style-name="T26">block</text:span><text:span text:style-name="T26"><text:line-break/></text:span><text:span text:style-name="T26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24" draw:layer="layout" svg:width="0.633cm" svg:height="1.127cm" svg:x="6.165cm" svg:y="12.523cm">
          <text:p text:style-name="P20"><text:span text:style-name="T26">block</text:span><text:span text:style-name="T26"><text:line-break/></text:span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4" draw:layer="layout" svg:width="0.635cm" svg:height="1.127cm" svg:x="6.798cm" svg:y="12.523cm">
          <text:p text:style-name="P20"><text:span text:style-name="T26">block</text:span><text:span text:style-name="T26"><text:line-break/></text:span><text:span text:style-name="T26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4" draw:layer="layout" svg:width="0.634cm" svg:height="1.127cm" svg:x="7.664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24" draw:layer="layout" svg:width="0.633cm" svg:height="1.127cm" svg:x="8.298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24" draw:layer="layout" svg:width="0.635cm" svg:height="1.127cm" svg:x="8.931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4" draw:layer="layout" svg:width="0.634cm" svg:height="1.127cm" svg:x="9.566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4" draw:layer="layout" svg:width="0.633cm" svg:height="1.127cm" svg:x="10.2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4" draw:layer="layout" svg:width="0.635cm" svg:height="1.127cm" svg:x="10.833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4" draw:layer="layout" svg:width="0.633cm" svg:height="1.127cm" svg:x="11.468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4" draw:layer="layout" svg:width="0.634cm" svg:height="1.127cm" svg:x="12.101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4" draw:layer="layout" svg:width="0.634cm" svg:height="1.127cm" svg:x="7.664cm" svg:y="12.53cm">
          <text:p text:style-name="P20"><text:span text:style-name="T26">block</text:span><text:span text:style-name="T26"><text:line-break/></text:span><text:span text:style-name="T26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4" draw:layer="layout" svg:width="0.633cm" svg:height="1.127cm" svg:x="8.298cm" svg:y="12.53cm">
          <text:p text:style-name="P20"><text:span text:style-name="T26">block</text:span><text:span text:style-name="T26"><text:line-break/></text:span><text:span text:style-name="T2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24" draw:layer="layout" svg:width="0.635cm" svg:height="1.127cm" svg:x="8.931cm" svg:y="12.53cm">
          <text:p text:style-name="P20"><text:span text:style-name="T26">block</text:span><text:span text:style-name="T26"><text:line-break/></text:span><text:span text:style-name="T26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4" draw:layer="layout" svg:width="0.634cm" svg:height="1.127cm" svg:x="9.566cm" svg:y="12.53cm">
          <text:p text:style-name="P20"><text:span text:style-name="T26">block</text:span><text:span text:style-name="T26"><text:line-break/></text:span><text:span text:style-name="T2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4" draw:layer="layout" svg:width="0.633cm" svg:height="1.127cm" svg:x="10.2cm" svg:y="12.53cm">
          <text:p text:style-name="P20"><text:span text:style-name="T26">block</text:span><text:span text:style-name="T26"><text:line-break/></text:span><text:span text:style-name="T26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4" draw:layer="layout" svg:width="0.635cm" svg:height="1.127cm" svg:x="10.833cm" svg:y="12.53cm">
          <text:p text:style-name="P20"><text:span text:style-name="T26">block</text:span><text:span text:style-name="T26"><text:line-break/></text:span><text:span text:style-name="T2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4" draw:layer="layout" svg:width="0.633cm" svg:height="1.127cm" svg:x="11.468cm" svg:y="12.53cm">
          <text:p text:style-name="P20"><text:span text:style-name="T26">block</text:span><text:span text:style-name="T26"><text:line-break/></text:span><text:span text:style-name="T2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4" draw:layer="layout" svg:width="0.634cm" svg:height="1.127cm" svg:x="12.101cm" svg:y="12.53cm">
          <text:p text:style-name="P20"><text:span text:style-name="T26">block</text:span><text:span text:style-name="T26"><text:line-break/></text:span><text:span text:style-name="T26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24" draw:layer="layout" svg:width="0.635cm" svg:height="1.127cm" svg:x="12.967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24" draw:layer="layout" svg:width="0.633cm" svg:height="1.127cm" svg:x="13.602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4" draw:layer="layout" svg:width="0.634cm" svg:height="1.127cm" svg:x="14.235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24" draw:layer="layout" svg:width="0.634cm" svg:height="1.127cm" svg:x="14.869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24" draw:layer="layout" svg:width="0.634cm" svg:height="1.127cm" svg:x="15.503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4" draw:layer="layout" svg:width="0.634cm" svg:height="1.127cm" svg:x="16.137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4" draw:layer="layout" svg:width="0.634cm" svg:height="1.127cm" svg:x="16.771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24" draw:layer="layout" svg:width="0.634cm" svg:height="1.127cm" svg:x="17.405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4" draw:layer="layout" svg:width="0.635cm" svg:height="1.127cm" svg:x="12.967cm" svg:y="12.53cm">
          <text:p text:style-name="P20"><text:span text:style-name="T26">block</text:span><text:span text:style-name="T26"><text:line-break/></text:span><text:span text:style-name="T26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4" draw:layer="layout" svg:width="0.633cm" svg:height="1.127cm" svg:x="13.602cm" svg:y="12.53cm">
          <text:p text:style-name="P20"><text:span text:style-name="T26">block</text:span><text:span text:style-name="T26"><text:line-break/></text:span><text:span text:style-name="T2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4" draw:layer="layout" svg:width="0.634cm" svg:height="1.127cm" svg:x="14.235cm" svg:y="12.53cm">
          <text:p text:style-name="P20"><text:span text:style-name="T26">block</text:span><text:span text:style-name="T26"><text:line-break/></text:span><text:span text:style-name="T26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24" draw:layer="layout" svg:width="0.634cm" svg:height="1.127cm" svg:x="14.869cm" svg:y="12.53cm">
          <text:p text:style-name="P20"><text:span text:style-name="T26">block</text:span><text:span text:style-name="T26"><text:line-break/></text:span><text:span text:style-name="T26">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4" draw:layer="layout" svg:width="0.634cm" svg:height="1.127cm" svg:x="15.503cm" svg:y="12.53cm">
          <text:p text:style-name="P20"><text:span text:style-name="T26">block</text:span><text:span text:style-name="T26"><text:line-break/></text:span><text:span text:style-name="T2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24" draw:layer="layout" svg:width="0.634cm" svg:height="1.127cm" svg:x="16.137cm" svg:y="12.53cm">
          <text:p text:style-name="P20"><text:span text:style-name="T26">block</text:span><text:span text:style-name="T26"><text:line-break/></text:span><text:span text:style-name="T26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24" draw:layer="layout" svg:width="0.634cm" svg:height="1.127cm" svg:x="16.771cm" svg:y="12.53cm">
          <text:p text:style-name="P20"><text:span text:style-name="T26">block</text:span><text:span text:style-name="T26"><text:line-break/></text:span><text:span text:style-name="T26">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24" draw:layer="layout" svg:width="0.634cm" svg:height="1.127cm" svg:x="17.405cm" svg:y="12.53cm">
          <text:p text:style-name="P20"><text:span text:style-name="T26">block</text:span><text:span text:style-name="T26"><text:line-break/></text:span><text:span text:style-name="T26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8" draw:layer="layout" svg:width="2.085cm" svg:height="0.988cm" svg:x="2.01cm" svg:y="11.645cm">
          <draw:text-box>
            <text:p><text:span text:style-name="T8">0x51</text:span></text:p>
          </draw:text-box>
        </draw:frame>
        <draw:custom-shape draw:style-name="gr189" draw:text-style-name="P24" draw:layer="layout" svg:width="0.635cm" svg:height="1.127cm" svg:x="18.267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4" draw:layer="layout" svg:width="0.633cm" svg:height="1.127cm" svg:x="18.902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4" draw:layer="layout" svg:width="0.634cm" svg:height="1.127cm" svg:x="19.535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24" draw:layer="layout" svg:width="0.634cm" svg:height="1.127cm" svg:x="20.169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24" draw:layer="layout" svg:width="0.634cm" svg:height="1.127cm" svg:x="20.803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24" draw:layer="layout" svg:width="0.634cm" svg:height="1.127cm" svg:x="21.437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4" draw:layer="layout" svg:width="0.634cm" svg:height="1.127cm" svg:x="22.071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4" draw:layer="layout" svg:width="0.634cm" svg:height="1.127cm" svg:x="22.705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24" draw:layer="layout" svg:width="0.635cm" svg:height="1.127cm" svg:x="18.267cm" svg:y="12.53cm">
          <text:p text:style-name="P20"><text:span text:style-name="T26">block</text:span><text:span text:style-name="T26"><text:line-break/></text:span><text:span text:style-name="T26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24" draw:layer="layout" svg:width="0.633cm" svg:height="1.127cm" svg:x="18.902cm" svg:y="12.53cm">
          <text:p text:style-name="P20"><text:span text:style-name="T26">block</text:span><text:span text:style-name="T26"><text:line-break/></text:span><text:span text:style-name="T2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24" draw:layer="layout" svg:width="0.634cm" svg:height="1.127cm" svg:x="19.535cm" svg:y="12.53cm">
          <text:p text:style-name="P20"><text:span text:style-name="T26">block</text:span><text:span text:style-name="T26"><text:line-break/></text:span><text:span text:style-name="T26">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24" draw:layer="layout" svg:width="0.634cm" svg:height="1.127cm" svg:x="20.169cm" svg:y="12.53cm">
          <text:p text:style-name="P20"><text:span text:style-name="T26">block</text:span><text:span text:style-name="T26"><text:line-break/></text:span><text:span text:style-name="T26">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24" draw:layer="layout" svg:width="0.634cm" svg:height="1.127cm" svg:x="20.803cm" svg:y="12.53cm">
          <text:p text:style-name="P20"><text:span text:style-name="T26">block</text:span><text:span text:style-name="T26"><text:line-break/></text:span><text:span text:style-name="T2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4" draw:layer="layout" svg:width="0.634cm" svg:height="1.127cm" svg:x="21.437cm" svg:y="12.53cm">
          <text:p text:style-name="P20"><text:span text:style-name="T26">block</text:span><text:span text:style-name="T26"><text:line-break/></text:span><text:span text:style-name="T26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4" draw:layer="layout" svg:width="0.634cm" svg:height="1.127cm" svg:x="22.071cm" svg:y="12.53cm">
          <text:p text:style-name="P20"><text:span text:style-name="T26">block</text:span><text:span text:style-name="T26"><text:line-break/></text:span><text:span text:style-name="T26">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4" draw:layer="layout" svg:width="0.634cm" svg:height="1.127cm" svg:x="22.705cm" svg:y="12.53cm">
          <text:p text:style-name="P20"><text:span text:style-name="T26">block</text:span><text:span text:style-name="T26"><text:line-break/></text:span><text:span text:style-name="T26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4" draw:layer="layout" svg:width="0.634cm" svg:height="1.127cm" svg:x="2.361cm" svg:y="14.52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4" draw:layer="layout" svg:width="0.634cm" svg:height="1.127cm" svg:x="2.995cm" svg:y="14.52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24" draw:layer="layout" svg:width="0.634cm" svg:height="1.127cm" svg:x="3.629cm" svg:y="14.5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24" draw:layer="layout" svg:width="0.634cm" svg:height="1.127cm" svg:x="4.263cm" svg:y="14.5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24" draw:layer="layout" svg:width="0.634cm" svg:height="1.127cm" svg:x="4.897cm" svg:y="14.5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4" draw:layer="layout" svg:width="0.634cm" svg:height="1.127cm" svg:x="5.531cm" svg:y="14.5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4" draw:layer="layout" svg:width="0.633cm" svg:height="1.127cm" svg:x="6.165cm" svg:y="14.5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24" draw:layer="layout" svg:width="0.635cm" svg:height="1.127cm" svg:x="6.798cm" svg:y="14.5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24" draw:layer="layout" svg:width="0.634cm" svg:height="1.127cm" svg:x="2.361cm" svg:y="14.523cm">
          <text:p text:style-name="P20"><text:span text:style-name="T26">block</text:span><text:span text:style-name="T26"><text:line-break/></text:span><text:span text:style-name="T26">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24" draw:layer="layout" svg:width="0.634cm" svg:height="1.127cm" svg:x="2.995cm" svg:y="14.523cm">
          <text:p text:style-name="P20"><text:span text:style-name="T26">block</text:span><text:span text:style-name="T26"><text:line-break/></text:span><text:span text:style-name="T26">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24" draw:layer="layout" svg:width="0.634cm" svg:height="1.127cm" svg:x="3.629cm" svg:y="14.523cm">
          <text:p text:style-name="P20"><text:span text:style-name="T26">block</text:span><text:span text:style-name="T26"><text:line-break/></text:span><text:span text:style-name="T26">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24" draw:layer="layout" svg:width="0.634cm" svg:height="1.127cm" svg:x="4.263cm" svg:y="14.523cm">
          <text:p text:style-name="P20"><text:span text:style-name="T26">block</text:span><text:span text:style-name="T26"><text:line-break/></text:span><text:span text:style-name="T2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24" draw:layer="layout" svg:width="0.634cm" svg:height="1.127cm" svg:x="4.897cm" svg:y="14.523cm">
          <text:p text:style-name="P20"><text:span text:style-name="T26">block</text:span><text:span text:style-name="T26"><text:line-break/></text:span><text:span text:style-name="T26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24" draw:layer="layout" svg:width="0.634cm" svg:height="1.127cm" svg:x="5.531cm" svg:y="14.523cm">
          <text:p text:style-name="P20"><text:span text:style-name="T26">block</text:span><text:span text:style-name="T26"><text:line-break/></text:span><text:span text:style-name="T2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24" draw:layer="layout" svg:width="0.633cm" svg:height="1.127cm" svg:x="6.165cm" svg:y="14.523cm">
          <text:p text:style-name="P20"><text:span text:style-name="T26">block</text:span><text:span text:style-name="T26"><text:line-break/></text:span><text:span text:style-name="T2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4" draw:layer="layout" svg:width="0.635cm" svg:height="1.127cm" svg:x="6.798cm" svg:y="14.523cm">
          <text:p text:style-name="P20"><text:span text:style-name="T26">block</text:span><text:span text:style-name="T26"><text:line-break/></text:span><text:span text:style-name="T26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24" draw:layer="layout" svg:width="0.634cm" svg:height="1.127cm" svg:x="7.664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24" draw:layer="layout" svg:width="0.633cm" svg:height="1.127cm" svg:x="8.298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24" draw:layer="layout" svg:width="0.635cm" svg:height="1.127cm" svg:x="8.931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24" draw:layer="layout" svg:width="0.634cm" svg:height="1.127cm" svg:x="9.566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24" draw:layer="layout" svg:width="0.633cm" svg:height="1.127cm" svg:x="10.2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24" draw:layer="layout" svg:width="0.635cm" svg:height="1.127cm" svg:x="10.833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24" draw:layer="layout" svg:width="0.633cm" svg:height="1.127cm" svg:x="11.468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24" draw:layer="layout" svg:width="0.634cm" svg:height="1.127cm" svg:x="12.101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24" draw:layer="layout" svg:width="0.634cm" svg:height="1.127cm" svg:x="7.664cm" svg:y="14.53cm">
          <text:p text:style-name="P20"><text:span text:style-name="T26">block</text:span><text:span text:style-name="T26"><text:line-break/></text:span><text:span text:style-name="T26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24" draw:layer="layout" svg:width="0.633cm" svg:height="1.127cm" svg:x="8.298cm" svg:y="14.53cm">
          <text:p text:style-name="P20"><text:span text:style-name="T26">block</text:span><text:span text:style-name="T26"><text:line-break/></text:span><text:span text:style-name="T2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24" draw:layer="layout" svg:width="0.635cm" svg:height="1.127cm" svg:x="8.931cm" svg:y="14.53cm">
          <text:p text:style-name="P20"><text:span text:style-name="T26">block</text:span><text:span text:style-name="T26"><text:line-break/></text:span><text:span text:style-name="T26">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24" draw:layer="layout" svg:width="0.634cm" svg:height="1.127cm" svg:x="9.566cm" svg:y="14.53cm">
          <text:p text:style-name="P20"><text:span text:style-name="T26">block</text:span><text:span text:style-name="T26"><text:line-break/></text:span><text:span text:style-name="T26">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24" draw:layer="layout" svg:width="0.633cm" svg:height="1.127cm" svg:x="10.2cm" svg:y="14.53cm">
          <text:p text:style-name="P20"><text:span text:style-name="T26">block</text:span><text:span text:style-name="T26"><text:line-break/></text:span><text:span text:style-name="T26">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4" draw:layer="layout" svg:width="0.635cm" svg:height="1.127cm" svg:x="10.833cm" svg:y="14.53cm">
          <text:p text:style-name="P20"><text:span text:style-name="T26">block</text:span><text:span text:style-name="T26"><text:line-break/></text:span><text:span text:style-name="T26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24" draw:layer="layout" svg:width="0.633cm" svg:height="1.127cm" svg:x="11.468cm" svg:y="14.53cm">
          <text:p text:style-name="P20"><text:span text:style-name="T26">block</text:span><text:span text:style-name="T26"><text:line-break/></text:span><text:span text:style-name="T26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24" draw:layer="layout" svg:width="0.634cm" svg:height="1.127cm" svg:x="12.101cm" svg:y="14.53cm">
          <text:p text:style-name="P20"><text:span text:style-name="T26">block</text:span><text:span text:style-name="T26"><text:line-break/></text:span><text:span text:style-name="T26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24" draw:layer="layout" svg:width="0.635cm" svg:height="1.127cm" svg:x="12.967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24" draw:layer="layout" svg:width="0.633cm" svg:height="1.127cm" svg:x="13.602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24" draw:layer="layout" svg:width="0.634cm" svg:height="1.127cm" svg:x="14.23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24" draw:layer="layout" svg:width="0.634cm" svg:height="1.127cm" svg:x="14.869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24" draw:layer="layout" svg:width="0.634cm" svg:height="1.127cm" svg:x="15.503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24" draw:layer="layout" svg:width="0.634cm" svg:height="1.127cm" svg:x="16.137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24" draw:layer="layout" svg:width="0.634cm" svg:height="1.127cm" svg:x="16.771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24" draw:layer="layout" svg:width="0.634cm" svg:height="1.127cm" svg:x="17.40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4" draw:layer="layout" svg:width="0.635cm" svg:height="1.127cm" svg:x="12.967cm" svg:y="14.53cm">
          <text:p text:style-name="P20"><text:span text:style-name="T26">block</text:span><text:span text:style-name="T26"><text:line-break/></text:span><text:span text:style-name="T26">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24" draw:layer="layout" svg:width="0.633cm" svg:height="1.127cm" svg:x="13.602cm" svg:y="14.53cm">
          <text:p text:style-name="P20"><text:span text:style-name="T26">block</text:span><text:span text:style-name="T26"><text:line-break/></text:span><text:span text:style-name="T26">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24" draw:layer="layout" svg:width="0.634cm" svg:height="1.127cm" svg:x="14.235cm" svg:y="14.53cm">
          <text:p text:style-name="P20"><text:span text:style-name="T26">block</text:span><text:span text:style-name="T26"><text:line-break/></text:span><text:span text:style-name="T26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24" draw:layer="layout" svg:width="0.634cm" svg:height="1.127cm" svg:x="14.869cm" svg:y="14.53cm">
          <text:p text:style-name="P20"><text:span text:style-name="T26">block</text:span><text:span text:style-name="T26"><text:line-break/></text:span><text:span text:style-name="T26">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4" draw:layer="layout" svg:width="0.634cm" svg:height="1.127cm" svg:x="15.503cm" svg:y="14.53cm">
          <text:p text:style-name="P20"><text:span text:style-name="T26">block</text:span><text:span text:style-name="T26"><text:line-break/></text:span><text:span text:style-name="T26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4" draw:layer="layout" svg:width="0.634cm" svg:height="1.127cm" svg:x="16.137cm" svg:y="14.53cm">
          <text:p text:style-name="P20"><text:span text:style-name="T26">block</text:span><text:span text:style-name="T26"><text:line-break/></text:span><text:span text:style-name="T26">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24" draw:layer="layout" svg:width="0.634cm" svg:height="1.127cm" svg:x="16.771cm" svg:y="14.53cm">
          <text:p text:style-name="P20"><text:span text:style-name="T26">block</text:span><text:span text:style-name="T26"><text:line-break/></text:span><text:span text:style-name="T26">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24" draw:layer="layout" svg:width="0.634cm" svg:height="1.127cm" svg:x="17.405cm" svg:y="14.53cm">
          <text:p text:style-name="P20"><text:span text:style-name="T26">block</text:span><text:span text:style-name="T26"><text:line-break/></text:span><text:span text:style-name="T26">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8" draw:layer="layout" svg:width="2.085cm" svg:height="0.988cm" svg:x="2.01cm" svg:y="13.645cm">
          <draw:text-box>
            <text:p><text:span text:style-name="T8">0x52</text:span></text:p>
          </draw:text-box>
        </draw:frame>
        <draw:custom-shape draw:style-name="gr253" draw:text-style-name="P24" draw:layer="layout" svg:width="0.635cm" svg:height="1.127cm" svg:x="18.267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4" draw:layer="layout" svg:width="0.633cm" svg:height="1.127cm" svg:x="18.902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24" draw:layer="layout" svg:width="0.634cm" svg:height="1.127cm" svg:x="19.53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24" draw:layer="layout" svg:width="0.634cm" svg:height="1.127cm" svg:x="20.169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24" draw:layer="layout" svg:width="0.634cm" svg:height="1.127cm" svg:x="20.803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24" draw:layer="layout" svg:width="0.634cm" svg:height="1.127cm" svg:x="21.437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24" draw:layer="layout" svg:width="0.634cm" svg:height="1.127cm" svg:x="22.071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24" draw:layer="layout" svg:width="0.634cm" svg:height="1.127cm" svg:x="22.70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24" draw:layer="layout" svg:width="0.635cm" svg:height="1.127cm" svg:x="18.267cm" svg:y="14.53cm">
          <text:p text:style-name="P20"><text:span text:style-name="T2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24" draw:layer="layout" svg:width="0.633cm" svg:height="1.127cm" svg:x="18.902cm" svg:y="14.53cm">
          <text:p text:style-name="P20"><text:span text:style-name="T2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24" draw:layer="layout" svg:width="0.634cm" svg:height="1.127cm" svg:x="19.535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24" draw:layer="layout" svg:width="0.634cm" svg:height="1.127cm" svg:x="20.169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24" draw:layer="layout" svg:width="0.634cm" svg:height="1.127cm" svg:x="20.803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24" draw:layer="layout" svg:width="0.634cm" svg:height="1.127cm" svg:x="21.437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24" draw:layer="layout" svg:width="0.634cm" svg:height="1.127cm" svg:x="22.071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24" draw:layer="layout" svg:width="0.634cm" svg:height="1.127cm" svg:x="22.705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5:50:35.942888439</meta:creation-date>
    <dc:date>2015-12-01T15:23:09.842995874</dc:date>
    <meta:editing-duration>PT10H48M27S</meta:editing-duration>
    <meta:editing-cycles>158</meta:editing-cycles>
    <meta:generator>LibreOffice/5.0.3.2$Linux_X86_64 LibreOffice_project/00m0$Build-2</meta:generator>
    <meta:document-statistic meta:object-count="356"/>
  </office:meta>
</office:document-meta>
</file>